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635cm" fo:margin-right="0cm" fo:margin-top="0.254cm" fo:margin-bottom="0.254cm" fo:text-align="justify" style:justify-single-word="false" fo:text-indent="0cm" style:auto-text-indent="false" fo:padding-left="0cm" fo:padding-right="0cm" fo:padding-top="0.035cm" fo:padding-bottom="0cm" fo:border-left="none" fo:border-right="none" fo:border-top="0.018cm solid #000000" fo:border-bottom="none">
        <style:tab-stops>
          <style:tab-stop style:position="7.938cm"/>
        </style:tab-stops>
      </style:paragraph-properties>
      <style:text-properties style:font-name="Arial" fo:font-size="10pt" fo:font-weight="bold" style:font-size-asian="10pt" style:font-weight-asian="bold" style:font-name-complex="Arial" style:font-size-complex="10pt" style:font-weight-complex="bold"/>
    </style:style>
    <style:style style:name="P3" style:family="paragraph" style:parent-style-name="Standard">
      <style:paragraph-properties fo:margin-left="0.635cm" fo:margin-right="0cm" fo:margin-top="0.254cm" fo:margin-bottom="0.254cm" fo:text-align="justify" style:justify-single-word="false" fo:text-indent="0cm" style:auto-text-indent="false" fo:padding-left="0cm" fo:padding-right="0cm" fo:padding-top="0.035cm" fo:padding-bottom="0cm" fo:border-left="none" fo:border-right="none" fo:border-top="0.018cm solid #000000" fo:border-bottom="none">
        <style:tab-stops>
          <style:tab-stop style:position="7.938cm"/>
          <style:tab-stop style:position="10.16cm"/>
        </style:tab-stops>
      </style:paragraph-properties>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fo:margin-left="0.635cm" fo:margin-right="0cm" fo:margin-top="0.254cm" fo:margin-bottom="0.254cm" fo:text-align="justify" style:justify-single-word="false" fo:text-indent="0cm" style:auto-text-indent="false" fo:padding-left="0cm" fo:padding-right="0cm" fo:padding-top="0.035cm" fo:padding-bottom="0cm" fo:border-left="none" fo:border-right="none" fo:border-top="0.018cm solid #000000" fo:border-bottom="none">
        <style:tab-stops>
          <style:tab-stop style:position="7.938cm"/>
          <style:tab-stop style:position="10.16cm"/>
        </style:tab-stops>
      </style:paragraph-properties>
      <style:text-properties style:font-name="Arial" fo:font-size="10pt" fo:font-weight="bold" style:font-size-asian="10pt" style:font-weight-asian="bold" style:font-name-complex="Arial" style:font-size-complex="10pt" style:font-weight-complex="bold" style:text-scale="100%"/>
    </style:style>
    <style:style style:name="P5" style:family="paragraph" style:parent-style-name="Standard">
      <style:paragraph-properties fo:margin-left="0.635cm" fo:margin-right="0cm" fo:margin-top="0.254cm" fo:margin-bottom="0.254cm" fo:text-align="justify" style:justify-single-word="false" fo:text-indent="0cm" style:auto-text-indent="false" fo:padding-left="0cm" fo:padding-right="0cm" fo:padding-top="0.035cm" fo:padding-bottom="0cm" fo:border-left="none" fo:border-right="none" fo:border-top="0.018cm solid #000000" fo:border-bottom="none">
        <style:tab-stops>
          <style:tab-stop style:position="7.938cm"/>
          <style:tab-stop style:position="10.16cm"/>
        </style:tab-stops>
      </style:paragraph-properties>
      <style:text-properties style:font-name="Arial" fo:font-size="8pt" fo:font-weight="normal" style:font-size-asian="8pt" style:font-weight-asian="normal" style:font-name-complex="Arial" style:font-size-complex="8pt" style:font-weight-complex="normal" style:text-scale="100%"/>
    </style:style>
    <style:style style:name="P6" style:family="paragraph" style:parent-style-name="Standard">
      <style:paragraph-properties fo:margin-left="0.635cm" fo:margin-right="0cm" fo:margin-top="0.254cm" fo:margin-bottom="0.254cm" fo:text-align="justify" style:justify-single-word="false" fo:text-indent="0cm" style:auto-text-indent="false">
        <style:tab-stops>
          <style:tab-stop style:position="10.16cm"/>
        </style:tab-stops>
      </style:paragraph-properties>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fo:margin-left="0.635cm" fo:margin-right="0cm" fo:text-indent="0cm" style:auto-text-indent="false">
        <style:tab-stops>
          <style:tab-stop style:position="1.27cm"/>
          <style:tab-stop style:position="2.223cm"/>
          <style:tab-stop style:position="3.175cm"/>
          <style:tab-stop style:position="4.128cm"/>
        </style:tab-stops>
      </style:paragraph-properties>
      <style:text-properties style:font-name="Courier New1"/>
    </style:style>
    <style:style style:name="P8" style:family="paragraph" style:parent-style-name="Standard">
      <style:paragraph-properties fo:margin-left="0.635cm" fo:margin-right="0cm" fo:text-indent="0cm" style:auto-text-indent="false">
        <style:tab-stops>
          <style:tab-stop style:position="1.27cm"/>
          <style:tab-stop style:position="2.223cm"/>
          <style:tab-stop style:position="3.175cm"/>
          <style:tab-stop style:position="4.128cm"/>
        </style:tab-stops>
      </style:paragraph-properties>
      <style:text-properties style:font-name="Courier New1" fo:font-size="9pt" fo:font-weight="bold" style:font-size-asian="9pt" style:font-weight-asian="bold" style:font-name-complex="Courier New" style:font-size-complex="10pt" style:text-scale="90%"/>
    </style:style>
    <style:style style:name="P9" style:family="paragraph" style:parent-style-name="Standard">
      <style:paragraph-properties fo:margin-left="0.635cm" fo:margin-right="0cm" fo:text-indent="0cm" style:auto-text-indent="false">
        <style:tab-stops>
          <style:tab-stop style:position="1.27cm"/>
          <style:tab-stop style:position="2.223cm"/>
          <style:tab-stop style:position="3.175cm"/>
          <style:tab-stop style:position="4.128cm"/>
        </style:tab-stops>
      </style:paragraph-properties>
      <style:text-properties style:font-name="Courier New1" fo:font-size="9pt" fo:font-weight="bold" style:font-size-asian="9pt" style:font-weight-asian="bold" style:font-name-complex="Courier New" style:font-size-complex="10pt" style:font-weight-complex="bold" style:text-scale="90%"/>
    </style:style>
    <style:style style:name="P10" style:family="paragraph" style:parent-style-name="Standard">
      <style:paragraph-properties fo:margin-left="0.635cm" fo:margin-right="0cm" fo:text-indent="0cm" style:auto-text-indent="false">
        <style:tab-stops>
          <style:tab-stop style:position="1.27cm"/>
          <style:tab-stop style:position="2.223cm"/>
          <style:tab-stop style:position="3.175cm"/>
          <style:tab-stop style:position="4.128cm"/>
        </style:tab-stops>
      </style:paragraph-properties>
      <style:text-properties style:font-name="Courier New1" fo:font-size="9pt" style:font-size-asian="9pt" style:font-name-complex="Courier New" style:font-size-complex="10pt" style:text-scale="90%"/>
    </style:style>
    <style:style style:name="P11" style:family="paragraph" style:parent-style-name="Standard">
      <style:paragraph-properties fo:margin-left="0.635cm" fo:margin-right="0cm" fo:text-indent="0cm" style:auto-text-indent="false">
        <style:tab-stops>
          <style:tab-stop style:position="1.27cm"/>
          <style:tab-stop style:position="2.223cm"/>
          <style:tab-stop style:position="3.175cm"/>
          <style:tab-stop style:position="4.128cm"/>
          <style:tab-stop style:position="4.949cm"/>
          <style:tab-stop style:position="5.914cm"/>
          <style:tab-stop style:position="6.863cm"/>
          <style:tab-stop style:position="7.876cm"/>
        </style:tab-stops>
      </style:paragraph-properties>
      <style:text-properties style:font-name="Courier New1" fo:font-size="9pt" style:font-size-asian="9pt" style:font-name-complex="Courier New" style:font-size-complex="10pt" style:text-scale="90%"/>
    </style:style>
    <style:style style:name="P12" style:family="paragraph" style:parent-style-name="Text_20_body_20_indent">
      <style:text-properties style:font-name="Arial" style:font-name-complex="Arial"/>
    </style:style>
    <style:style style:name="P13" style:family="paragraph" style:parent-style-name="Text_20_body_20_indent">
      <style:text-properties style:font-name="Courier New1"/>
    </style:style>
    <style:style style:name="P14" style:family="paragraph" style:parent-style-name="Text_20_body_20_indent">
      <style:text-properties style:font-name="Courier New1" style:text-scale="90%"/>
    </style:style>
    <style:style style:name="P15"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Lucida Console" fo:font-size="9pt" style:font-size-asian="9pt" style:font-name-complex="Courier New" style:font-size-complex="10pt" style:text-scale="90%"/>
    </style:style>
    <style:style style:name="P16"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Lucida Console" fo:font-size="9pt" style:font-size-asian="9pt" style:font-name-complex="Courier New" style:font-size-complex="10pt" style:font-weight-complex="bold" style:text-scale="90%"/>
    </style:style>
    <style:style style:name="P17"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 fo:font-size="9pt" style:font-size-asian="9pt" style:font-name-complex="Courier New" style:font-size-complex="10pt" style:text-scale="90%"/>
    </style:style>
    <style:style style:name="P18"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 fo:font-size="9pt" style:font-size-asian="9pt" style:font-name-complex="Courier New" style:font-size-complex="10pt"/>
    </style:style>
    <style:style style:name="P19"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 fo:font-size="9pt" fo:font-weight="bold" style:font-size-asian="9pt" style:font-weight-asian="bold" style:font-name-complex="Courier New" style:font-size-complex="10pt" style:font-weight-complex="bold" style:text-scale="90%"/>
    </style:style>
    <style:style style:name="P20"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DejaVu Sans Mono" fo:font-size="9pt" style:font-size-asian="9pt" style:font-name-complex="Courier New" style:font-size-complex="10pt" style:font-weight-complex="bold" style:text-scale="90%"/>
    </style:style>
    <style:style style:name="P21"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style:style>
    <style:style style:name="P22" style:family="paragraph" style:parent-style-name="Standard">
      <style:paragraph-properties fo:margin-left="0.63cm" fo:margin-right="0cm" fo:text-align="justify" style:justify-single-word="false" fo:text-indent="0cm" style:auto-text-indent="false">
        <style:tab-stops>
          <style:tab-stop style:position="10.16cm"/>
        </style:tab-stops>
      </style:paragraph-properties>
      <style:text-properties style:font-name="Courier New1"/>
    </style:style>
    <style:style style:name="P23"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fo:font-weight="bold" style:font-size-asian="9pt" style:font-weight-asian="bold" style:font-name-complex="Courier New" style:font-size-complex="10pt" style:font-weight-complex="bold" style:text-scale="90%"/>
    </style:style>
    <style:style style:name="P24" style:family="paragraph" style:parent-style-name="Standard">
      <style:paragraph-properties fo:margin-left="0.63cm" fo:margin-right="0cm" fo:text-align="justify" style:justify-single-word="false" fo:text-indent="0cm" style:auto-text-indent="false">
        <style:tab-stops>
          <style:tab-stop style:position="10.16cm"/>
        </style:tab-stops>
      </style:paragraph-properties>
      <style:text-properties style:font-name="Courier New1" fo:font-size="9pt" fo:font-weight="bold" style:font-size-asian="9pt" style:font-weight-asian="bold" style:font-name-complex="Courier New" style:font-size-complex="10pt" style:font-weight-complex="bold" style:text-scale="90%"/>
    </style:style>
    <style:style style:name="P25"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style:font-size-asian="9pt" style:font-name-complex="Courier New" style:font-size-complex="10pt" style:text-scale="90%"/>
    </style:style>
    <style:style style:name="P26" style:family="paragraph" style:parent-style-name="Standard">
      <style:paragraph-properties fo:margin-left="0.63cm" fo:margin-right="0cm" fo:text-align="justify" style:justify-single-word="false" fo:text-indent="0cm" style:auto-text-indent="false">
        <style:tab-stops>
          <style:tab-stop style:position="10.16cm"/>
        </style:tab-stops>
      </style:paragraph-properties>
      <style:text-properties style:font-name="Courier New1" fo:font-size="9pt" style:font-size-asian="9pt" style:font-name-complex="Courier New" style:font-size-complex="10pt" style:text-scale="90%"/>
    </style:style>
    <style:style style:name="P27"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style:font-size-asian="9pt" style:font-name-complex="Courier New" style:font-size-complex="10pt" style:font-weight-complex="bold" style:text-scale="90%"/>
    </style:style>
    <style:style style:name="P28"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fo:font-weight="normal" style:font-size-asian="9pt" style:font-weight-asian="normal" style:font-name-complex="Courier New" style:font-size-complex="10pt" style:font-weight-complex="normal" style:text-scale="90%"/>
    </style:style>
    <style:style style:name="P29"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fo:language="en" fo:country="GB" fo:font-weight="bold" style:font-size-asian="9pt" style:font-weight-asian="bold" style:font-name-complex="Courier New" style:font-size-complex="10pt" style:font-weight-complex="bold" style:text-scale="90%"/>
    </style:style>
    <style:style style:name="P30"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fo:language="en" fo:country="GB" style:font-size-asian="9pt" style:font-name-complex="Courier New" style:font-size-complex="10pt" style:text-scale="90%"/>
    </style:style>
    <style:style style:name="P31"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size="9pt" fo:language="fr" fo:country="FR" fo:font-weight="bold" style:font-size-asian="9pt" style:font-weight-asian="bold" style:font-name-complex="Courier New" style:font-size-complex="10pt" style:font-weight-complex="bold" style:text-scale="90%"/>
    </style:style>
    <style:style style:name="P32"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fo:font-weight="normal" style:font-weight-asian="normal" style:font-weight-complex="normal"/>
    </style:style>
    <style:style style:name="P33" style:family="paragraph" style:parent-style-name="Standard">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1" style:text-scale="90%"/>
    </style:style>
    <style:style style:name="P34"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style:font-name="arial"/>
    </style:style>
    <style:style style:name="P35" style:family="paragraph" style:parent-style-name="Standard">
      <style:paragraph-properties fo:text-align="justify" style:justify-single-word="false">
        <style:tab-stops>
          <style:tab-stop style:position="7.938cm"/>
          <style:tab-stop style:position="10.16cm"/>
        </style:tab-stops>
      </style:paragraph-properties>
      <style:text-properties style:font-name="Courier New1"/>
    </style:style>
    <style:style style:name="P36" style:family="paragraph" style:parent-style-name="Standard">
      <style:text-properties fo:language="es" fo:country="ES"/>
    </style:style>
    <style:style style:name="P37" style:family="paragraph" style:parent-style-name="Standard">
      <style:text-properties fo:language="es" fo:country="ES" style:language-asian="zxx" style:country-asian="none"/>
    </style:style>
    <style:style style:name="P38" style:family="paragraph" style:parent-style-name="Standard">
      <style:paragraph-properties fo:padding="0cm" fo:border-left="none" fo:border-right="none" fo:border-top="none" fo:border-bottom="0.018cm solid #000000" style:shadow="none">
        <style:tab-stops>
          <style:tab-stop style:position="0cm"/>
          <style:tab-stop style:position="0.617cm"/>
          <style:tab-stop style:position="1.279cm"/>
          <style:tab-stop style:position="1.831cm"/>
          <style:tab-stop style:position="2.381cm"/>
          <style:tab-stop style:position="3.043cm"/>
        </style:tab-stops>
      </style:paragraph-properties>
      <style:text-properties style:font-name="URW Gothic L" fo:font-size="13pt" fo:language="es" fo:country="ES" fo:font-weight="bold" style:font-size-asian="13pt" style:font-weight-asian="bold" style:font-name-complex="Arial" style:font-size-complex="13pt" style:font-weight-complex="bold" style:text-scale="120%"/>
    </style:style>
    <style:style style:name="P39" style:family="paragraph" style:parent-style-name="Standard">
      <style:paragraph-properties fo:margin-left="0cm" fo:margin-right="0cm" fo:margin-top="0.254cm" fo:margin-bottom="0.254cm" fo:text-align="justify" style:justify-single-word="false" fo:text-indent="0cm" style:auto-text-indent="false">
        <style:tab-stops>
          <style:tab-stop style:position="1.27cm"/>
          <style:tab-stop style:position="2.223cm"/>
          <style:tab-stop style:position="3.175cm"/>
          <style:tab-stop style:position="4.128cm"/>
        </style:tab-stops>
      </style:paragraph-properties>
      <style:text-properties style:font-name="Courier New1" fo:font-size="9pt" fo:font-weight="bold" style:font-size-asian="9pt" style:font-weight-asian="bold" style:font-name-complex="Courier New" style:font-size-complex="10pt" style:font-weight-complex="bold" style:text-scale="90%"/>
    </style:style>
    <style:style style:name="P40" style:family="paragraph" style:parent-style-name="Código">
      <style:paragraph-properties fo:padding="0cm" fo:border="none" style:shadow="none"/>
    </style:style>
    <style:style style:name="P41" style:family="paragraph" style:parent-style-name="Código">
      <style:paragraph-properties fo:padding="0cm" fo:border="none" style:shadow="none"/>
      <style:text-properties fo:font-weight="bold" style:font-weight-asian="bold"/>
    </style:style>
    <style:style style:name="P42" style:family="paragraph" style:parent-style-name="Código">
      <style:paragraph-properties fo:padding="0cm" fo:border="none" style:shadow="none"/>
      <style:text-properties fo:font-weight="bold" style:font-weight-asian="bold" style:font-weight-complex="bold"/>
    </style:style>
    <style:style style:name="P43" style:family="paragraph" style:parent-style-name="Código">
      <style:paragraph-properties fo:padding="0cm" fo:border="none" style:shadow="none"/>
      <style:text-properties fo:font-weight="bold" style:font-weight-asian="bold" style:font-weight-complex="normal"/>
    </style:style>
    <style:style style:name="P44" style:family="paragraph" style:parent-style-name="Código">
      <style:paragraph-properties fo:padding="0cm" fo:border="none" style:shadow="none"/>
      <style:text-properties fo:font-weight="normal" style:font-weight-asian="normal" style:font-weight-complex="normal"/>
    </style:style>
    <style:style style:name="P45" style:family="paragraph" style:parent-style-name="Código">
      <style:text-properties fo:font-weight="bold" style:font-weight-asian="bold"/>
    </style:style>
    <style:style style:name="P46" style:family="paragraph" style:parent-style-name="Código">
      <style:text-properties fo:font-weight="bold" style:font-weight-asian="bold" style:font-weight-complex="bold"/>
    </style:style>
    <style:style style:name="P47" style:family="paragraph" style:parent-style-name="Código">
      <style:text-properties fo:font-weight="normal" style:font-weight-asian="normal" style:font-weight-complex="normal"/>
    </style:style>
    <style:style style:name="P48" style:family="paragraph" style:parent-style-name="Cuadro_20_de_20_texto">
      <style:paragraph-properties fo:text-align="center" style:justify-single-word="false"/>
    </style:style>
    <style:style style:name="P49" style:family="paragraph" style:parent-style-name="Standard" style:master-page-name="Standard">
      <style:paragraph-properties style:page-number="auto"/>
      <style:text-properties style:font-name="URW Gothic L" fo:font-size="9pt" fo:language="es" fo:country="ES" fo:font-weight="bold" style:font-size-asian="9pt" style:font-weight-asian="bold" style:font-name-complex="Arial" style:font-size-complex="9pt" style:text-scale="120%"/>
    </style:style>
    <style:style style:name="P50" style:family="paragraph" style:parent-style-name="Standard">
      <style:paragraph-properties fo:margin-left="0.63cm" fo:margin-right="0cm" fo:text-align="justify" style:justify-single-word="false" fo:text-indent="0cm" style:auto-text-indent="false">
        <style:tab-stops>
          <style:tab-stop style:position="6.835cm"/>
          <style:tab-stop style:position="10.16cm"/>
        </style:tab-stops>
      </style:paragraph-properties>
      <style:text-properties style:font-name="Courier New1"/>
    </style:style>
    <style:style style:name="P51" style:family="paragraph" style:parent-style-name="Standard">
      <style:paragraph-properties fo:margin-left="0.63cm" fo:margin-right="0cm" fo:text-align="justify" style:justify-single-word="false" fo:text-indent="0cm" style:auto-text-indent="false">
        <style:tab-stops>
          <style:tab-stop style:position="6.835cm"/>
          <style:tab-stop style:position="10.16cm"/>
        </style:tab-stops>
      </style:paragraph-properties>
      <style:text-properties style:font-name="Courier New1" fo:font-size="9pt" style:font-size-asian="9pt" style:font-name-complex="Courier New" style:font-size-complex="10pt" style:text-scale="90%"/>
    </style:style>
    <style:style style:name="P52" style:family="paragraph" style:parent-style-name="Standard">
      <style:paragraph-properties fo:margin-left="0.63cm" fo:margin-right="0cm" fo:text-align="justify" style:justify-single-word="false" fo:text-indent="0cm" style:auto-text-indent="false">
        <style:tab-stops>
          <style:tab-stop style:position="6.835cm"/>
          <style:tab-stop style:position="10.16cm"/>
        </style:tab-stops>
      </style:paragraph-properties>
      <style:text-properties style:font-name="Courier New1" fo:font-size="9pt" fo:font-weight="bold" style:font-size-asian="9pt" style:font-weight-asian="bold" style:font-name-complex="Courier New" style:font-size-complex="10pt" style:font-weight-complex="bold" style:text-scale="90%"/>
    </style:style>
    <style:style style:name="P53" style:family="paragraph" style:parent-style-name="Código">
      <style:text-properties fo:font-weight="normal" style:font-weight-asian="normal" style:font-weight-complex="normal"/>
    </style:style>
    <style:style style:name="P54" style:family="paragraph">
      <style:paragraph-properties fo:text-align="center" style:writing-mode="lr-tb"/>
      <style:text-properties fo:font-size="24pt"/>
    </style:style>
    <style:style style:name="P55" style:family="paragraph">
      <style:paragraph-properties style:writing-mode="lr-tb"/>
    </style:style>
    <style:style style:name="T1" style:family="text">
      <style:text-properties fo:font-size="9pt" fo:font-weight="bold" style:font-size-asian="9pt" style:font-weight-asian="bold" style:font-name-complex="Courier New" style:font-size-complex="10pt" style:font-weight-complex="bold"/>
    </style:style>
    <style:style style:name="T2" style:family="text">
      <style:text-properties fo:font-size="9pt" fo:font-weight="bold" style:font-size-asian="9pt" style:font-weight-asian="bold" style:font-name-complex="Courier New" style:font-size-complex="10pt" style:font-weight-complex="bold" style:text-scale="90%"/>
    </style:style>
    <style:style style:name="T3" style:family="text">
      <style:text-properties fo:font-size="9pt" fo:font-weight="bold" style:font-size-asian="9pt" style:font-weight-asian="bold" style:font-name-complex="Courier New" style:font-size-complex="10pt" style:text-scale="90%"/>
    </style:style>
    <style:style style:name="T4" style:family="text">
      <style:text-properties fo:font-size="9pt" style:font-size-asian="9pt" style:font-name-complex="Courier New" style:font-size-complex="10pt"/>
    </style:style>
    <style:style style:name="T5" style:family="text">
      <style:text-properties fo:font-size="9pt" style:font-size-asian="9pt" style:font-name-complex="Courier New" style:font-size-complex="10pt" style:text-scale="90%"/>
    </style:style>
    <style:style style:name="T6" style:family="text">
      <style:text-properties fo:font-size="9pt" style:font-size-asian="9pt" style:font-name-complex="Courier New" style:font-size-complex="10pt" style:font-weight-complex="bold" style:text-scale="90%"/>
    </style:style>
    <style:style style:name="T7" style:family="text">
      <style:text-properties fo:font-size="9pt" style:font-size-asian="9pt" style:font-size-complex="10pt" style:text-scale="90%"/>
    </style:style>
    <style:style style:name="T8" style:family="text">
      <style:text-properties fo:font-size="9pt" fo:language="fr" fo:country="FR" fo:font-weight="bold" style:font-size-asian="9pt" style:font-weight-asian="bold" style:font-name-complex="Courier New" style:font-size-complex="10pt" style:font-weight-complex="bold" style:text-scale="90%"/>
    </style:style>
    <style:style style:name="T9" style:family="text">
      <style:text-properties fo:font-size="9pt" fo:language="fr" fo:country="FR" style:font-size-asian="9pt" style:font-name-complex="Courier New" style:font-size-complex="10pt" style:text-scale="90%"/>
    </style:style>
    <style:style style:name="T10" style:family="text">
      <style:text-properties fo:font-size="9pt" fo:language="en" fo:country="GB" style:font-size-asian="9pt" style:font-name-complex="Courier New" style:font-size-complex="10pt" style:text-scale="90%"/>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fo:font-size="9pt" style:font-size-asian="9pt" style:font-name-complex="Courier New" style:font-size-complex="10pt" style:text-scale="90%"/>
    </style:style>
    <style:style style:name="T15" style:family="text">
      <style:text-properties style:font-size-complex="9pt" style:text-scale="80%"/>
    </style:style>
    <style:style style:name="T16" style:family="text">
      <style:text-properties style:font-weight-complex="normal"/>
    </style:style>
    <style:style style:name="T1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from-left" style:horizontal-rel="paragraph" fo:background-color="#ffffff" style:background-transparency="100%" fo:padding="0.035cm" fo:border="0.018cm solid #000000" style:writing-mode="lr-tb" draw:wrap-influence-on-position="once-successiv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37cm" draw:marker-end-center="false" draw:stroke-linejoin="round"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IES Celia Viñas - 1º ASI – Fundamentos de Programación</text:p>
      <text:p text:style-name="P38">Más ejercicios resueltos de la Unidad 1</text:p>
      <text:p text:style-name="P34">Ejercicios de Programación Modular (números 56 a 70)</text:p>
      <text:p text:style-name="P34"/>
      <text:p text:style-name="P34"/>
      <text:p text:style-name="P2">Ejercicio 56 – Averiguar qué hace el algoritmo</text:p>
      <text:p text:style-name="P12">Se trata de una calculadora muy simple, capaz sólo de realizar sumas y restas. Se utiliza escribiendo primero la operación que se desea realizar mediante un único carácter ('+' para la suma y '-' para la resta). Seguidamente, se introducen los dos operandos y se efectúa la operación mediante una llamada a la función "sumar" o a la función "restar", dependiendo de cuál haya sido el operador.</text:p>
      <text:p text:style-name="P12">El proceso se repite hasta que se introduce como operación una 'Q'. Si la operación no es '+', '-' ni 'Q', el programa emite un mensaje de error.</text:p>
      <text:p text:style-name="P2">Ejercicio 58a – Calcular salario – Solución con paso de parámetros por VALOR</text:p>
      <text:p text:style-name="P33"><text:span text:style-name="T1">real función </text:span><text:span text:style-name="T4">calcular_salario (num_horas_trabajadas es </text:span><text:span text:style-name="T1">entero</text:span><text:span text:style-name="T4">, precio_por_hora es </text:span><text:span text:style-name="T1">real</text:span><text:span text:style-name="T4">)</text:span></text:p>
      <text:p text:style-name="P23">variables</text:p>
      <text:p text:style-name="P33"><text:span text:style-name="T4"><text:s text:c="2"/>h_extra es </text:span><text:span text:style-name="T1">entero</text:span></text:p>
      <text:p text:style-name="P33"><text:span text:style-name="T1"><text:s text:c="2"/></text:span><text:span text:style-name="T4">salario es </text:span><text:span text:style-name="T1">real</text:span></text:p>
      <text:p text:style-name="P23">inicio</text:p>
      <text:p text:style-name="P25"><text:s text:c="2"/>h_extra = 40 - num_horas_trabajadas <text:s text:c="2"/>// Calcula horas extra</text:p>
      <text:p text:style-name="P33"><text:span text:style-name="T1"><text:s text:c="2"/>si </text:span><text:span text:style-name="T4">(h_extra &gt; 0) <text:s text:c="21"/>// Si hay horas extra, las restamos de las normales</text:span></text:p>
      <text:p text:style-name="P33"><text:span text:style-name="T1"><text:s text:c="4"/></text:span><text:span text:style-name="T4">num_horas_trabajadas = num_horas_trabajadas – h_extra</text:span></text:p>
      <text:p text:style-name="P23"/>
      <text:p text:style-name="P33"><text:span text:style-name="T1"><text:s text:c="2"/></text:span><text:span text:style-name="T4">salario = num_horas_trabajadas * precio_por_hora</text:span><text:span text:style-name="T1"> <text:s/></text:span><text:span text:style-name="T4">// Calcula salario de horas normales</text:span></text:p>
      <text:p text:style-name="P33"><text:span text:style-name="T1"><text:s text:c="2"/>si </text:span><text:span text:style-name="T4">(h_extra &gt; 0)</text:span><text:span text:style-name="T1"><text:tab/> <text:s text:c="5"/></text:span><text:span text:style-name="T4">// Calcula salario de las horas extra</text:span></text:p>
      <text:p text:style-name="P14"><text:s text:c="4"/>salario = salario + (h_extra * precio_por_hora * 1.5)</text:p>
      <text:p text:style-name="P23"/>
      <text:p text:style-name="P33"><text:span text:style-name="T1"><text:s text:c="2"/>return </text:span><text:span text:style-name="T4">(salario)</text:span></text:p>
      <text:p text:style-name="P23">fin</text:p>
      <text:p text:style-name="P2">Ejercicio 58b – Calcular salario – Solución con paso de parámetros por REFERENCIA</text:p>
      <text:p text:style-name="P21"><text:span text:style-name="T2">real</text:span><text:span text:style-name="T5"> procedimiento calcular_salario (num_horas_trabajadas es </text:span><text:span text:style-name="T2">entero</text:span><text:span text:style-name="T5">, precio_por_hora es </text:span><text:span text:style-name="T2">real</text:span><text:span text:style-name="T5">,</text:span></text:p>
      <text:p text:style-name="P21"><text:span text:style-name="T5"><text:s text:c="37"/>*salario es </text:span><text:span text:style-name="T2">real</text:span><text:span text:style-name="T5">)</text:span></text:p>
      <text:p text:style-name="P23">variables</text:p>
      <text:p text:style-name="P21"><text:span text:style-name="T5"><text:s text:c="2"/>h_extra es </text:span><text:span text:style-name="T2">entero</text:span></text:p>
      <text:p text:style-name="P23">inicio</text:p>
      <text:p text:style-name="P25"><text:s text:c="2"/>h_extra = 40 - num_horas_trabajadas <text:s text:c="3"/>// Calcula horas extra</text:p>
      <text:p text:style-name="P21"><text:span text:style-name="T5"><text:s text:c="2"/></text:span><text:span text:style-name="T2">si</text:span><text:span text:style-name="T5"> (h_extra &gt; 0) <text:s text:c="22"/>// Si hay horas extra, las restamos de las normales</text:span></text:p>
      <text:p text:style-name="P25"><text:s text:c="4"/>num_horas_trabajadas = num_horas_trabajadas – h_extra</text:p>
      <text:p text:style-name="P25"/>
      <text:p text:style-name="P25"><text:s text:c="2"/>salario = num_horas_trabajadas * precio_por_hora <text:s text:c="2"/>// Calcula salario de horas normales</text:p>
      <text:p text:style-name="P21"><text:span text:style-name="T5"><text:s text:c="2"/></text:span><text:span text:style-name="T2">si</text:span><text:span text:style-name="T5"> (h_extra &gt; 0)<text:tab/> <text:s text:c="6"/>// Calcula salario de las horas extra</text:span></text:p>
      <text:p text:style-name="P25"><text:s text:c="4"/>salario = salario + (h_extra * precio_por_hora * 1.5)</text:p>
      <text:p text:style-name="P23">fin</text:p>
      <text:p text:style-name="P2">Ejercicio 59 – Modificación del ejercicio 58</text:p>
      <text:p text:style-name="P27"><text:span text:style-name="T12">algoritmo</text:span> calcular_salario_e_impuestos</text:p>
      <text:p text:style-name="P27"/>
      <text:p text:style-name="P23">variables</text:p>
      <text:p text:style-name="P27"><text:s text:c="3"/>h, n, i son enteros</text:p>
      <text:p text:style-name="P27"><text:s text:c="3"/>sbruto, sneto, imp, p son reales</text:p>
      <text:p text:style-name="P27"/>
      <text:p text:style-name="P23">inicio</text:p>
      <text:p text:style-name="P27"><text:s text:c="3"/>escribir(“¿Cuántos trabajadores hay en la empresa?”)</text:p>
      <text:p text:style-name="P27"><text:s text:c="3"/>leer(n)</text:p>
      <text:p text:style-name="P27"><text:s text:c="3"/><text:span text:style-name="T12">para</text:span> i <text:span text:style-name="T12">desde</text:span> 1 <text:span text:style-name="T12">hasta</text:span> n <text:span text:style-name="T12">hacer</text:span></text:p>
      <text:p text:style-name="P27"><text:s text:c="3"/><text:span text:style-name="T12">inicio</text:span></text:p>
      <text:p text:style-name="P27"><text:s text:c="6"/>escribir(“Procesando el trabajador nº “, i)</text:p>
      <text:p text:style-name="P27"><text:s text:c="6"/>escribir(“¿Cuántas horas ha trabajado a la semana?”)</text:p>
      <text:p text:style-name="P27"><text:s text:c="6"/>leer(h)</text:p>
      <text:p text:style-name="P27"><text:s text:c="6"/>escribir(“¿Cuánto cobra por cada hora trabajada?”)</text:p>
      <text:p text:style-name="P27"><text:s text:c="6"/>leer(p)</text:p>
      <text:p text:style-name="P27"><text:s text:c="6"/>sbruto = calcular_salario_bruto(h, p)</text:p>
      <text:p text:style-name="P27"><text:s text:c="6"/>imp = calcular_impuestos(sbruto)</text:p>
      <text:p text:style-name="P27"><text:s text:c="6"/>sneto = calcular_salario_neto(sbruto, imp)</text:p>
      <text:p text:style-name="P27"><text:s text:c="6"/>escribir(“El salario neto del trabajador es: “, sneto)</text:p>
      <text:p text:style-name="P27"><text:soft-page-break/><text:s text:c="3"/><text:span text:style-name="T12">fin <text:s text:c="3"/></text:span><text:span text:style-name="T13">// fin del para</text:span></text:p>
      <text:p text:style-name="P23">fin</text:p>
      <text:p text:style-name="P20"/>
      <text:p text:style-name="P21"><text:span text:style-name="T2">real</text:span><text:span text:style-name="T6"> </text:span><text:span text:style-name="T2">función</text:span><text:span text:style-name="T6"> </text:span><text:span text:style-name="T5">calcular_salario_bruto (num_horas es </text:span><text:span text:style-name="T2">entero</text:span><text:span text:style-name="T5">, precio es </text:span><text:span text:style-name="T2">real</text:span><text:span text:style-name="T5">)</text:span></text:p>
      <text:p text:style-name="P23">variables</text:p>
      <text:p text:style-name="P21"><text:span text:style-name="T6"><text:s text:c="2"/></text:span><text:span text:style-name="T5">sal_bruto es </text:span><text:span text:style-name="T2">real</text:span></text:p>
      <text:p text:style-name="P23">inicio</text:p>
      <text:p text:style-name="P21"><text:span text:style-name="T6"><text:s text:c="2"/></text:span><text:span text:style-name="T2">si</text:span><text:span text:style-name="T6"> </text:span><text:span text:style-name="T5">(num_horas &lt;= 40)<text:tab/>// No hay horas extra</text:span></text:p>
      <text:p text:style-name="P21"><text:span text:style-name="T6"><text:s text:c="4"/></text:span><text:span text:style-name="T5">sal_bruto = num_horas * precio</text:span></text:p>
      <text:p text:style-name="P25"><text:s text:c="2"/><text:span text:style-name="T12">si_no</text:span><text:tab/>// Sí hay horas extra</text:p>
      <text:p text:style-name="P25"><text:s text:c="5"/>sal_bruto = (40 * precio) + (num_horas – 40) * precio * 1.5</text:p>
      <text:p text:style-name="P27"/>
      <text:p text:style-name="P21"><text:span text:style-name="T6"><text:s text:c="2"/></text:span><text:span text:style-name="T2">devolver</text:span><text:span text:style-name="T6"> </text:span><text:span text:style-name="T5">(sal_bruto)</text:span></text:p>
      <text:p text:style-name="P23">fin</text:p>
      <text:p text:style-name="P27"/>
      <text:p text:style-name="P27"><text:span text:style-name="T12">real</text:span> <text:span text:style-name="T12">función</text:span> calcular_impuestos (salario es <text:span text:style-name="T12">real</text:span>)</text:p>
      <text:p text:style-name="P23">variables</text:p>
      <text:p text:style-name="P27"><text:s text:c="3"/>imp es <text:span text:style-name="T12">real</text:span></text:p>
      <text:p text:style-name="P23">inicio</text:p>
      <text:p text:style-name="P27"><text:s text:c="3"/><text:span text:style-name="T12">si</text:span> (salario &gt; 1000)</text:p>
      <text:p text:style-name="P27"><text:s text:c="6"/>imp = 15</text:p>
      <text:p text:style-name="P27"><text:s text:c="3"/><text:span text:style-name="T12">si_no</text:span></text:p>
      <text:p text:style-name="P27"><text:s text:c="6"/>imp = 10</text:p>
      <text:p text:style-name="P27"/>
      <text:p text:style-name="P27"><text:s text:c="3"/><text:span text:style-name="T12">devolver</text:span> (imp)</text:p>
      <text:p text:style-name="P23">fin</text:p>
      <text:p text:style-name="P27"/>
      <text:p text:style-name="P27"><text:span text:style-name="T12">real</text:span> <text:span text:style-name="T12">función</text:span> calcular_salario_neto (sbruto es <text:span text:style-name="T12">real</text:span>, imp es <text:span text:style-name="T12">real</text:span>)</text:p>
      <text:p text:style-name="P23">variables</text:p>
      <text:p text:style-name="P27"><text:s text:c="3"/>sneto es <text:span text:style-name="T12">real</text:span></text:p>
      <text:p text:style-name="P23">inicio</text:p>
      <text:p text:style-name="P27"><text:s text:c="3"/>sneto = sbruto * imp / 100</text:p>
      <text:p text:style-name="P27"><text:s text:c="3"/><text:span text:style-name="T12">devolver</text:span> (sneto)</text:p>
      <text:p text:style-name="P23">fin</text:p>
      <text:p text:style-name="P16"/>
      <text:p text:style-name="P3">Ejercicio 60 – Polígonos</text:p>
      <text:p text:style-name="P32"><text:span text:style-name="T2">algoritmo</text:span><text:span text:style-name="T5"> polígonos</text:span></text:p>
      <text:p text:style-name="P23">variables</text:p>
      <text:p text:style-name="P28"><text:s text:c="2"/>nlados es <text:span text:style-name="T12">entero</text:span></text:p>
      <text:p text:style-name="P28"><text:s text:c="2"/>long_lado, apotema son <text:span text:style-name="T12">reales</text:span></text:p>
      <text:p text:style-name="P28"><text:s text:c="2"/>nombre es <text:span text:style-name="T12">cadena</text:span></text:p>
      <text:p text:style-name="P23">inicio</text:p>
      <text:p text:style-name="P28"><text:s text:c="2"/>// Entrada de datos</text:p>
      <text:p text:style-name="P28"><text:s text:c="2"/><text:span text:style-name="T12">repetir</text:span> <text:s text:c="13"/>// El nº de lados debe estar entre 3 y 12</text:p>
      <text:p text:style-name="P28"><text:s text:c="2"/><text:span text:style-name="T12">inicio</text:span></text:p>
      <text:p text:style-name="P28"><text:s text:c="5"/>escribir(“Número de lados:”)</text:p>
      <text:p text:style-name="P28"><text:s text:c="5"/>leer(nlados)</text:p>
      <text:p text:style-name="P28"><text:s text:c="2"/><text:span text:style-name="T12">fin</text:span></text:p>
      <text:p text:style-name="P28"><text:s text:c="2"/><text:span text:style-name="T12">mientras</text:span> (nlados &lt; 3) || (nlados &gt; 12)</text:p>
      <text:p text:style-name="P25"/>
      <text:p text:style-name="P25"><text:s text:c="2"/>escribir(“Longitud del lado:”)</text:p>
      <text:p text:style-name="P25"><text:s text:c="2"/>leer(long_lado)</text:p>
      <text:p text:style-name="P25"><text:s text:c="2"/>escribir(“Longitud de la apotema:”)</text:p>
      <text:p text:style-name="P25"><text:s text:c="2"/>leer(apotema)</text:p>
      <text:p text:style-name="P25"/>
      <text:p text:style-name="P25"><text:s text:c="2"/>// Procesamiento de los datos <text:s/></text:p>
      <text:p text:style-name="P25"><text:s text:c="2"/>area = calcular_área(nlados, long_lado, apotema)</text:p>
      <text:p text:style-name="P25"><text:s text:c="2"/>perímetro = calcular_perímetro(nlados, long_lado)</text:p>
      <text:p text:style-name="P25"><text:s text:c="2"/>nombre = nombre_polígono(nlados)</text:p>
      <text:p text:style-name="P25"/>
      <text:p text:style-name="P25"><text:s text:c="2"/>// Salida de datos</text:p>
      <text:p text:style-name="P25"><text:s text:c="2"/>escribir(“El polígono se llama ”, nombre)</text:p>
      <text:p text:style-name="P25"><text:s text:c="2"/>escribir(“Su área es:”, area)</text:p>
      <text:p text:style-name="P25"><text:s text:c="2"/>escribir(“Su perímetro es:”, perímetro)</text:p>
      <text:p text:style-name="P23">fin</text:p>
      <text:p text:style-name="P25"/>
      <text:p text:style-name="P25">// Esta función calcula el área del polígono y la devuelve</text:p>
      <text:p text:style-name="P25"><text:span text:style-name="T12">real</text:span> <text:span text:style-name="T12">función</text:span> calcular_área(nl es <text:span text:style-name="T12">entero</text:span>, long es <text:span text:style-name="T12">real</text:span>, apotema es <text:span text:style-name="T12">real</text:span>)</text:p>
      <text:p text:style-name="P23">variables</text:p>
      <text:p text:style-name="P25"><text:soft-page-break/><text:s text:c="2"/>a es <text:span text:style-name="T12">real</text:span></text:p>
      <text:p text:style-name="P23">inicio</text:p>
      <text:p text:style-name="P25"><text:s text:c="2"/>a = nl * long * apotema / 2</text:p>
      <text:p text:style-name="P25"><text:s text:c="2"/><text:span text:style-name="T12">devolver</text:span> (a)</text:p>
      <text:p text:style-name="P23">fin</text:p>
      <text:p text:style-name="P25"/>
      <text:p text:style-name="P25">// Esta función calcula el perímetro del polígono y lo devuelve</text:p>
      <text:p text:style-name="P25"><text:span text:style-name="T12">real</text:span> función calcular_perímetro(nl es <text:span text:style-name="T12">entero</text:span>, long es <text:span text:style-name="T12">real</text:span>)</text:p>
      <text:p text:style-name="P23">variables</text:p>
      <text:p text:style-name="P25"><text:s text:c="2"/>p es real</text:p>
      <text:p text:style-name="P23">inicio</text:p>
      <text:p text:style-name="P25"><text:s text:c="2"/>p = nl * long</text:p>
      <text:p text:style-name="P25"><text:s text:c="2"/><text:span text:style-name="T12">devolver</text:span> (p)</text:p>
      <text:p text:style-name="P23">fin</text:p>
      <text:p text:style-name="P25"/>
      <text:p text:style-name="P25">// Esta función determina el nombre del polígono y lo devuelve</text:p>
      <text:p text:style-name="P25"><text:span text:style-name="T12">cadena</text:span> función nombre_polígono(nl es <text:span text:style-name="T12">entero</text:span>)</text:p>
      <text:p text:style-name="P23">variables</text:p>
      <text:p text:style-name="P25"><text:s text:c="2"/>nombre es <text:span text:style-name="T12">cadena</text:span></text:p>
      <text:p text:style-name="P23">inicio</text:p>
      <text:p text:style-name="P25"><text:s text:c="2"/><text:span text:style-name="T12">según</text:span> (nl) <text:span text:style-name="T12">hacer</text:span></text:p>
      <text:p text:style-name="P25"><text:s text:c="2"/><text:span text:style-name="T12">inicio</text:span></text:p>
      <text:p text:style-name="P25"><text:s text:c="4"/>3: nombre = “Triángulo”</text:p>
      <text:p text:style-name="P25"><text:s text:c="4"/>4: nombre = “Cuadrado”</text:p>
      <text:p text:style-name="P25"><text:s text:c="4"/>5: nombre = “Pentágono”</text:p>
      <text:p text:style-name="P25"><text:s text:c="4"/>6: nombre = “Hexágono”</text:p>
      <text:p text:style-name="P25"><text:s text:c="4"/>7: nombre = “Heptágono”</text:p>
      <text:p text:style-name="P25"><text:s text:c="4"/>8: nombre = “Octógono”</text:p>
      <text:p text:style-name="P25"><text:s text:c="4"/>9: nombre = “Eneágono”</text:p>
      <text:p text:style-name="P25"><text:s text:c="4"/>10: nombre = “Decágono”</text:p>
      <text:p text:style-name="P25"><text:s text:c="4"/>11: nombre = “Endecágono”</text:p>
      <text:p text:style-name="P25"><text:s text:c="4"/>12: nombre = “Dodecágono”</text:p>
      <text:p text:style-name="P25"><text:s text:c="2"/><text:span text:style-name="T12">fin</text:span></text:p>
      <text:p text:style-name="P25"><text:s text:c="2"/><text:span text:style-name="T12">devolver</text:span>(nombre)</text:p>
      <text:p text:style-name="P23">fin</text:p>
      <text:p text:style-name="P15"/>
      <text:p text:style-name="P3">Ejercicio 61 – Devolución de monedas – Solución 1</text:p>
      <text:p text:style-name="P21"><text:span text:style-name="T2">algoritmo</text:span><text:span text:style-name="T5"> máquina_expendedora_2</text:span></text:p>
      <text:p text:style-name="P23">variables</text:p>
      <text:p text:style-name="P25"><text:s text:c="2"/>dinero es entero</text:p>
      <text:p text:style-name="P25"><text:s text:c="2"/>d es real</text:p>
      <text:p text:style-name="P25"><text:s text:c="2"/>mon2e, mon1e son enteros<text:tab/>/* Monedas de 2 y 1 euro */</text:p>
      <text:p text:style-name="P25"><text:s text:c="2"/>mon50c, mon20c, mon10c son enteros<text:tab/>/* Monedas de 50, 20 y 10 céntimos */</text:p>
      <text:p text:style-name="P25"><text:s text:c="2"/>mon5c, mon2c, mon1c son enteros<text:tab/>/* Monedas de 5, 2, y 1 céntimos */</text:p>
      <text:p text:style-name="P23">inicio</text:p>
      <text:p text:style-name="P25"><text:s text:c="2"/>escribir("¿Qué cantidad hay que devolver?")</text:p>
      <text:p text:style-name="P25"><text:s text:c="2"/>leer(d)<text:tab/>/* Multiplicamos el dinero por 100 para... */</text:p>
      <text:p text:style-name="P25"><text:s text:c="2"/>dinero = d * 100<text:tab/>/* ...poder usar la división entera */</text:p>
      <text:p text:style-name="P25"><text:s text:c="2"/>escribir("Hay que devolver:")</text:p>
      <text:p text:style-name="P25"/>
      <text:p text:style-name="P25"><text:s text:c="2"/>mon2e = calcular_monedas(&amp;dinero, 200)<text:tab/>/* Los valores de las monedas también... */</text:p>
      <text:p text:style-name="P25"><text:s text:c="2"/>escribir("Monedas de 2 euros:", mon2e)<text:tab/>/* ...están multiplicados por 100 */</text:p>
      <text:p text:style-name="P25"/>
      <text:p text:style-name="P25"><text:s text:c="2"/>mon1e = calcular_monedas(&amp;dinero, 100)<text:tab/></text:p>
      <text:p text:style-name="P25"><text:s text:c="2"/>escribir("Monedas de 1 euro:", mon1e)</text:p>
      <text:p text:style-name="P25"/>
      <text:p text:style-name="P25"><text:s text:c="2"/>mon50c = calcular_monedas(&amp;dinero, 50)<text:tab/></text:p>
      <text:p text:style-name="P25"><text:s text:c="2"/>escribir("Monedas de 50 cénts:", mon50c)</text:p>
      <text:p text:style-name="P25"/>
      <text:p text:style-name="P25"><text:s text:c="2"/>mon20c = calcular_monedas(&amp;dinero, 20)<text:tab/></text:p>
      <text:p text:style-name="P25"><text:s text:c="2"/>escribir("Monedas de 20 cénts:", mon20c)</text:p>
      <text:p text:style-name="P25"/>
      <text:p text:style-name="P25"><text:s text:c="2"/>mon10c = calcular_monedas(&amp;dinero, 10)<text:tab/></text:p>
      <text:p text:style-name="P25"><text:s text:c="2"/>escribir("Monedas de 10 cénts:", mon10c)</text:p>
      <text:p text:style-name="P25"/>
      <text:p text:style-name="P25"><text:s text:c="2"/>mon5c = calcular_monedas(&amp;dinero, 5)<text:tab/></text:p>
      <text:p text:style-name="P25"><text:s text:c="2"/>escribir("Monedas de 5 cénts:", mon5c)</text:p>
      <text:p text:style-name="P25"/>
      <text:p text:style-name="P25"><text:s text:c="2"/>mon2c = calcular_monedas(&amp;dinero, 2)<text:tab/></text:p>
      <text:p text:style-name="P25"><text:soft-page-break/><text:s text:c="2"/>escribir("Monedas de 2 cénts:", mon2c)</text:p>
      <text:p text:style-name="P25"/>
      <text:p text:style-name="P25"><text:s text:c="2"/>mon1c = calcular_monedas(&amp;dinero, 1)<text:tab/></text:p>
      <text:p text:style-name="P25"><text:s text:c="2"/>escribir("Monedas de 1 cént:", mon1c)</text:p>
      <text:p text:style-name="P23">fin</text:p>
      <text:p text:style-name="P23"/>
      <text:p text:style-name="P25">/* Calcula la cantidad de monedas que hay que devolver del valor especificado en el argumento. Modifica el valor de "dinero" para que el siguiente subalgoritmo haga correctamente sus cálculos. Por eso "dinero" se pasa por referencia */</text:p>
      <text:p text:style-name="P21"><text:span text:style-name="T5">entero </text:span><text:span text:style-name="T2">función </text:span><text:span text:style-name="T5">calcular_monedas (*dinero es real, valor_moneda es real)</text:span></text:p>
      <text:p text:style-name="P23">variables</text:p>
      <text:p text:style-name="P25"><text:s text:c="2"/>monedas es entero</text:p>
      <text:p text:style-name="P23">inicio</text:p>
      <text:p text:style-name="P21"><text:span text:style-name="T5"><text:s text:c="2"/></text:span><text:span text:style-name="T2">si</text:span><text:span text:style-name="T5"> (*dinero </text:span><text:span text:style-name="T2">div</text:span><text:span text:style-name="T5"> valor_moneda != 0) </text:span><text:span text:style-name="T2">entonces</text:span></text:p>
      <text:p text:style-name="P21"><text:span text:style-name="T5"><text:s text:c="2"/></text:span><text:span text:style-name="T2">inicio</text:span></text:p>
      <text:p text:style-name="P25"><text:s text:c="5"/>monedas = *dinero <text:span text:style-name="T12">div</text:span> valor_moneda</text:p>
      <text:p text:style-name="P25"><text:s text:c="5"/>*dinero = *dinero – (monedas * valor_moneda)</text:p>
      <text:p text:style-name="P21"><text:span text:style-name="T5"><text:s text:c="2"/></text:span><text:span text:style-name="T2">fin</text:span></text:p>
      <text:p text:style-name="P21"><text:span text:style-name="T2"><text:s text:c="2"/>devolver</text:span><text:span text:style-name="T5">(monedas)</text:span></text:p>
      <text:p text:style-name="P35"><text:span text:style-name="T5"><text:s text:c="4"/></text:span><text:span text:style-name="T2">fin</text:span></text:p>
      <text:p text:style-name="P17"/>
      <text:p text:style-name="P3">Ejercicio 61 – Devolución de monedas – Solución 2</text:p>
      <text:p text:style-name="P21"><text:span text:style-name="T2">algoritmo</text:span><text:span text:style-name="T5"> máquina_expendedora</text:span></text:p>
      <text:p text:style-name="P23">variables</text:p>
      <text:p text:style-name="P25"><text:s text:c="2"/>d es real</text:p>
      <text:p text:style-name="P25"><text:s text:c="2"/>dinero es entero</text:p>
      <text:p text:style-name="P25"><text:s text:c="2"/>mon2e, mon1e son enteros<text:tab/>/* Monedas de 2 y 1 euro */</text:p>
      <text:p text:style-name="P25"><text:s text:c="2"/>mon50c, mon20c, mon10c son enteros<text:tab/>/* Monedas de 50, 20 y 10 céntimos */</text:p>
      <text:p text:style-name="P25"><text:s text:c="2"/>mon5c, mon2c, mon1c son enteros<text:tab/>/* Monedas de 5, 2, y 1 céntimos */</text:p>
      <text:p text:style-name="P23">inicio</text:p>
      <text:p text:style-name="P25"><text:s text:c="2"/>escribir("¿Qué cantidad hay que devolver?")</text:p>
      <text:p text:style-name="P25"><text:s text:c="2"/>leer(d)</text:p>
      <text:p text:style-name="P25"><text:s text:c="2"/>dinero = d * 100<text:tab/>/* Para evitar los decimales y poder usar div */</text:p>
      <text:p text:style-name="P25"><text:s text:c="2"/>calcular_devolución(dinero, &amp;mon2e, &amp;mon1e, &amp;mon50c, &amp;mon20, &amp;mon10c, &amp;mon5c, &amp;mon2c, &amp;mon1c)</text:p>
      <text:p text:style-name="P25"><text:s text:c="2"/>escribir("Hay que devolver:")</text:p>
      <text:p text:style-name="P25"><text:s text:c="2"/>escribir("Monedas de 2 euros:", mon2e)</text:p>
      <text:p text:style-name="P25"><text:s text:c="2"/>escribir("Monedas de 1 euro:", mon1e)</text:p>
      <text:p text:style-name="P25"><text:s text:c="2"/>escribir("Monedas de 50 cénts:", mon50c)</text:p>
      <text:p text:style-name="P25"><text:s text:c="2"/>escribir("Monedas de 20 cénts:", mon20c)</text:p>
      <text:p text:style-name="P25"><text:s text:c="2"/>escribir("Monedas de 10 cénts:", mon10c)</text:p>
      <text:p text:style-name="P25"><text:s text:c="2"/>escribir("Monedas de 5 cénts:", mon5c)</text:p>
      <text:p text:style-name="P25"><text:s text:c="2"/>escribir("Monedas de 2 cénts:", mon2c)</text:p>
      <text:p text:style-name="P25"><text:s text:c="2"/>escribir("Monedas de 1 cént:", mon1c)</text:p>
      <text:p text:style-name="P23">fin</text:p>
      <text:p text:style-name="P23"/>
      <text:p text:style-name="P13">/* Este subalgoritmo calcula la devolución. Todos los parámetros se pasan por variable (menos dinero) para poder devolver en ellos la cantidad de cada tipo de moneda */</text:p>
      <text:p text:style-name="P21"><text:span text:style-name="T2">procedimiento </text:span><text:span text:style-name="T5">calcular_devolución(dinero es real, </text:span><text:span text:style-name="T2">*</text:span><text:span text:style-name="T5">mon2e, </text:span><text:span text:style-name="T2">*</text:span><text:span text:style-name="T5">mon1e, </text:span><text:span text:style-name="T2">*</text:span><text:span text:style-name="T5">mon50c, </text:span><text:span text:style-name="T2">*</text:span><text:span text:style-name="T5">mon20,</text:span></text:p>
      <text:p text:style-name="P21"><text:span text:style-name="T8"><text:s text:c="34"/>*</text:span><text:span text:style-name="T9">mon10c, </text:span><text:span text:style-name="T8">*</text:span><text:span text:style-name="T9">mon5c, </text:span><text:span text:style-name="T8">*</text:span><text:span text:style-name="T9">mon2c, </text:span><text:span text:style-name="T8">*</text:span><text:span text:style-name="T9">mon1c son enteros)</text:span></text:p>
      <text:p text:style-name="P23">inicio</text:p>
      <text:p text:style-name="P21"><text:span text:style-name="T5"><text:s text:c="2"/></text:span><text:span text:style-name="T2">si</text:span><text:span text:style-name="T5"> (dinero div 200 != 0) </text:span><text:span text:style-name="T2">entonces<text:tab/></text:span><text:span text:style-name="T5">/* Monedas de 2 euros */</text:span></text:p>
      <text:p text:style-name="P21"><text:span text:style-name="T5"><text:s text:c="2"/></text:span><text:span text:style-name="T2">inicio</text:span></text:p>
      <text:p text:style-name="P25"><text:s text:c="5"/>*mon2e = dinero div 200</text:p>
      <text:p text:style-name="P25"><text:s text:c="5"/>dinero = dinero – <text:span text:style-name="T14">(*mon2e)</text:span> * 200</text:p>
      <text:p text:style-name="P21"><text:span text:style-name="T5"><text:s text:c="2"/></text:span><text:span text:style-name="T2">fin</text:span></text:p>
      <text:p text:style-name="P21"><text:span text:style-name="T5"><text:s text:c="2"/></text:span><text:span text:style-name="T2">si</text:span><text:span text:style-name="T5"> (dinero div 100 != 0) </text:span><text:span text:style-name="T2">entonces</text:span><text:span text:style-name="T5"><text:tab/>/* Monedas de 1 euro */</text:span></text:p>
      <text:p text:style-name="P21"><text:span text:style-name="T5"><text:s text:c="2"/></text:span><text:span text:style-name="T2">inicio</text:span></text:p>
      <text:p text:style-name="P25"><text:s text:c="5"/>*mon1e = dinero div 100</text:p>
      <text:p text:style-name="P25"><text:s text:c="5"/>dinero = dinero – <text:span text:style-name="T14">(*mon1e)</text:span> * 100</text:p>
      <text:p text:style-name="P21"><text:span text:style-name="T5"><text:s text:c="2"/></text:span><text:span text:style-name="T2">fin</text:span></text:p>
      <text:p text:style-name="P21"><text:span text:style-name="T2"><text:s text:c="2"/>si</text:span><text:span text:style-name="T5"> (dinero div 50 != 0) </text:span><text:span text:style-name="T2">entonces</text:span><text:span text:style-name="T5"><text:tab/>/* Monedas de 50 céntimos */</text:span></text:p>
      <text:p text:style-name="P21"><text:span text:style-name="T5"><text:s text:c="2"/></text:span><text:span text:style-name="T2">inicio</text:span></text:p>
      <text:p text:style-name="P25"><text:s text:c="5"/>mon50c = dinero div 50</text:p>
      <text:p text:style-name="P25"><text:s text:c="5"/>dinero = dinero – <text:span text:style-name="T14">(*mon50c)</text:span> * 50</text:p>
      <text:p text:style-name="P21"><text:span text:style-name="T5"><text:s text:c="2"/></text:span><text:span text:style-name="T2">fin</text:span></text:p>
      <text:p text:style-name="P21"><text:span text:style-name="T2"><text:s text:c="2"/>si</text:span><text:span text:style-name="T5"> (dinero div 20 != 0) </text:span><text:span text:style-name="T2">entonces</text:span><text:span text:style-name="T5"><text:tab/>/* Monedas de 20 céntimos */</text:span></text:p>
      <text:p text:style-name="P21"><text:span text:style-name="T5"><text:s text:c="2"/></text:span><text:span text:style-name="T2">inicio</text:span></text:p>
      <text:p text:style-name="P25"><text:s text:c="5"/>*mon20c = dinero div 20</text:p>
      <text:p text:style-name="P25"><text:s text:c="5"/>dinero = dinero – <text:span text:style-name="T14">(*mon20c)</text:span> * 20</text:p>
      <text:p text:style-name="P21"><text:soft-page-break/><text:span text:style-name="T5"><text:s text:c="2"/></text:span><text:span text:style-name="T2">fin</text:span></text:p>
      <text:p text:style-name="P21"><text:span text:style-name="T2"><text:s text:c="2"/>si</text:span><text:span text:style-name="T5"> (dinero div 10 != 0) </text:span><text:span text:style-name="T2">entonces</text:span><text:span text:style-name="T5"><text:tab/>/* Monedas de 10 céntimos */</text:span></text:p>
      <text:p text:style-name="P21"><text:span text:style-name="T5"><text:s text:c="2"/></text:span><text:span text:style-name="T2">inicio</text:span></text:p>
      <text:p text:style-name="P25"><text:s text:c="5"/>*mon10c = dinero div 10</text:p>
      <text:p text:style-name="P25"><text:s text:c="5"/>dinero = dinero – <text:span text:style-name="T14">(*mon10c)</text:span> * 10</text:p>
      <text:p text:style-name="P21"><text:span text:style-name="T5"><text:s text:c="2"/></text:span><text:span text:style-name="T2">fin</text:span></text:p>
      <text:p text:style-name="P21"><text:span text:style-name="T2"><text:s text:c="2"/>si</text:span><text:span text:style-name="T5"> (dinero div 5 != 0) </text:span><text:span text:style-name="T2">entonces</text:span><text:span text:style-name="T5"><text:tab/>/* Monedas de 5 céntimos */</text:span></text:p>
      <text:p text:style-name="P21"><text:span text:style-name="T5"><text:s text:c="2"/></text:span><text:span text:style-name="T2">inicio</text:span></text:p>
      <text:p text:style-name="P25"><text:s text:c="5"/>*mon5c = dinero div 5</text:p>
      <text:p text:style-name="P25"><text:s text:c="5"/>dinero = dinero – <text:span text:style-name="T14">(*mon5c)</text:span> * 5</text:p>
      <text:p text:style-name="P21"><text:span text:style-name="T5"><text:s text:c="2"/></text:span><text:span text:style-name="T2">fin</text:span></text:p>
      <text:p text:style-name="P21"><text:span text:style-name="T2"><text:s text:c="2"/>si</text:span><text:span text:style-name="T5"> (dinero div 2 != 0) </text:span><text:span text:style-name="T2">entonces</text:span><text:span text:style-name="T5"><text:tab/>/* Monedas de 2 céntimos */</text:span></text:p>
      <text:p text:style-name="P21"><text:span text:style-name="T5"><text:s text:c="2"/></text:span><text:span text:style-name="T2">inicio</text:span></text:p>
      <text:p text:style-name="P25"><text:s text:c="5"/>*mon2c = dinero div 2</text:p>
      <text:p text:style-name="P25"><text:s text:c="5"/>dinero = dinero – (*mon2c) * 2</text:p>
      <text:p text:style-name="P21"><text:span text:style-name="T5"><text:s text:c="2"/></text:span><text:span text:style-name="T2">fin</text:span></text:p>
      <text:p text:style-name="P21"><text:span text:style-name="T2"><text:s text:c="2"/>si</text:span><text:span text:style-name="T5"> (dinero &gt; 0) </text:span><text:span text:style-name="T2">entonces</text:span><text:span text:style-name="T5"><text:tab/>/* Lo que nos quede, en monedas de 1 céntimo */</text:span></text:p>
      <text:p text:style-name="P25"><text:s text:c="5"/>*mon1c = dinero div 1<text:tab/>/* Ni siquiera haría falta hacer la división */</text:p>
      <text:p text:style-name="P24">fin</text:p>
      <text:p text:style-name="P19"/>
      <text:p text:style-name="P18"/>
      <text:p text:style-name="P3">Ejercicio 62 – Predicción meteorológica</text:p>
      <text:p text:style-name="P21"><text:span text:style-name="T2">algoritmo</text:span><text:span text:style-name="T5"> predicción_meteorológica</text:span></text:p>
      <text:p text:style-name="P23">variables</text:p>
      <text:p text:style-name="P25"><text:s text:c="2"/>presion, humedad son caracteres</text:p>
      <text:p text:style-name="P25"><text:s text:c="2"/>predicción es cadena</text:p>
      <text:p text:style-name="P23">inicio</text:p>
      <text:p text:style-name="P21"><text:span text:style-name="T5"><text:s text:c="2"/></text:span><text:span text:style-name="T2">escribir</text:span><text:span text:style-name="T5">("¿Cómo es la presión atmosférica actual (A = alta, B = baja, M = media)?")</text:span></text:p>
      <text:p text:style-name="P21"><text:span text:style-name="T5"><text:s text:c="2"/></text:span><text:span text:style-name="T2">leer</text:span><text:span text:style-name="T5">(presion)</text:span></text:p>
      <text:p text:style-name="P21"><text:span text:style-name="T5"><text:s text:c="2"/></text:span><text:span text:style-name="T2">escribir</text:span><text:span text:style-name="T5">("¿Cómo es la humedad relativa actual (A = alta, B = baja, M = media)?")</text:span></text:p>
      <text:p text:style-name="P21"><text:span text:style-name="T5"><text:s text:c="2"/></text:span><text:span text:style-name="T2">leer</text:span><text:span text:style-name="T5">(humedad)</text:span></text:p>
      <text:p text:style-name="P25"><text:s text:c="2"/>prediccion = predecir_lluvia(presion, humedad)</text:p>
      <text:p text:style-name="P21"><text:span text:style-name="T5"><text:s text:c="2"/></text:span><text:span text:style-name="T2">escribir</text:span><text:span text:style-name="T5">("La probabilidad de lluvia es: ", predicción)</text:span></text:p>
      <text:p text:style-name="P25"><text:s text:c="2"/>prediccion = predecir_sol(presion, humedad)</text:p>
      <text:p text:style-name="P21"><text:span text:style-name="T5"><text:s text:c="2"/></text:span><text:span text:style-name="T2">escribir</text:span><text:span text:style-name="T5">("La probabilidad de que haga sol es: ", predicción)</text:span></text:p>
      <text:p text:style-name="P25"><text:s text:c="2"/>prediccion = predecir_frio(presion, humedad)</text:p>
      <text:p text:style-name="P21"><text:span text:style-name="T5"><text:s text:c="2"/></text:span><text:span text:style-name="T2">escribir</text:span><text:span text:style-name="T5">("La probabilidad de haga frio es: ", predicción)</text:span></text:p>
      <text:p text:style-name="P23">fin</text:p>
      <text:p text:style-name="P25"/>
      <text:p text:style-name="P21"><text:span text:style-name="T5">cadena </text:span><text:span text:style-name="T2">función</text:span><text:span text:style-name="T5"> predecir_lluvia (P, H son caracteres)</text:span></text:p>
      <text:p text:style-name="P23">variables</text:p>
      <text:p text:style-name="P25"><text:s text:c="3"/>result es cadena</text:p>
      <text:p text:style-name="P23">inicio</text:p>
      <text:p text:style-name="P25"><text:s text:c="3"/>result = "Baja"<text:tab/>/* Resultado más general */</text:p>
      <text:p text:style-name="P21"><text:span text:style-name="T2"><text:s text:c="3"/>si</text:span><text:span text:style-name="T5"> (P == "B") </text:span><text:span text:style-name="T2">entonces<text:tab/></text:span><text:span text:style-name="T5">/* El resto de la función sirve */</text:span></text:p>
      <text:p text:style-name="P21"><text:span text:style-name="T5"><text:s text:c="3"/></text:span><text:span text:style-name="T2">inicio<text:tab/></text:span><text:span text:style-name="T5">/* para ver si se modifica ese */</text:span></text:p>
      <text:p text:style-name="P21"><text:span text:style-name="T5"><text:s text:c="6"/></text:span><text:span text:style-name="T2">según</text:span><text:span text:style-name="T5"> (H) </text:span><text:span text:style-name="T2">hacer<text:tab/></text:span><text:span text:style-name="T5">/* resultado más general */</text:span></text:p>
      <text:p text:style-name="P21"><text:span text:style-name="T5"><text:s text:c="6"/></text:span><text:span text:style-name="T2">inicio</text:span></text:p>
      <text:p text:style-name="P25"><text:s text:c="9"/>"A": result = "Muy alta"</text:p>
      <text:p text:style-name="P25"><text:s text:c="9"/>"B": result = "Media"</text:p>
      <text:p text:style-name="P25"><text:s text:c="9"/>"M": result = "Alta"</text:p>
      <text:p text:style-name="P21"><text:span text:style-name="T5"><text:s text:c="6"/></text:span><text:span text:style-name="T2">fin</text:span></text:p>
      <text:p text:style-name="P21"><text:span text:style-name="T5"><text:s text:c="3"/></text:span><text:span text:style-name="T2">fin</text:span></text:p>
      <text:p text:style-name="P21"><text:span text:style-name="T5"><text:s text:c="3"/></text:span><text:span text:style-name="T2">si_no</text:span></text:p>
      <text:p text:style-name="P21"><text:span text:style-name="T5"><text:s text:c="3"/></text:span><text:span text:style-name="T2">inicio</text:span></text:p>
      <text:p text:style-name="P21"><text:span text:style-name="T5"><text:s text:c="6"/></text:span><text:span text:style-name="T2">si</text:span><text:span text:style-name="T5"> (P == "M") y (H == "M") </text:span><text:span text:style-name="T2">entonces</text:span></text:p>
      <text:p text:style-name="P25"><text:s text:c="10"/>result = "Media"</text:p>
      <text:p text:style-name="P21"><text:span text:style-name="T5"><text:s text:c="6"/></text:span><text:span text:style-name="T2">si_no</text:span></text:p>
      <text:p text:style-name="P25"><text:s text:c="10"/>result = "Baja"</text:p>
      <text:p text:style-name="P21"><text:span text:style-name="T5"><text:s text:c="3"/></text:span><text:span text:style-name="T2">fin</text:span></text:p>
      <text:p text:style-name="P21"><text:span text:style-name="T5"><text:s text:c="3"/></text:span><text:span text:style-name="T2">devolver</text:span><text:span text:style-name="T5"> (result)</text:span></text:p>
      <text:p text:style-name="P23">fin</text:p>
      <text:p text:style-name="P25"/>
      <text:p text:style-name="P21"><text:span text:style-name="T5">cadena </text:span><text:span text:style-name="T2">función</text:span><text:span text:style-name="T5"> predecir_sol (P, H son caracteres)</text:span></text:p>
      <text:p text:style-name="P23">variables</text:p>
      <text:p text:style-name="P25"><text:s text:c="3"/>result es cadena</text:p>
      <text:p text:style-name="P23">inicio</text:p>
      <text:p text:style-name="P25"><text:s text:c="3"/>result = "Alta"<text:tab/>/* Resultado más general */</text:p>
      <text:p text:style-name="P21"><text:span text:style-name="T5"><text:s text:c="3"/></text:span><text:span text:style-name="T2">si</text:span><text:span text:style-name="T5"> (P == "B") </text:span><text:span text:style-name="T2">entonces</text:span></text:p>
      <text:p text:style-name="P21"><text:soft-page-break/><text:span text:style-name="T5"><text:s text:c="3"/></text:span><text:span text:style-name="T2">inicio</text:span></text:p>
      <text:p text:style-name="P21"><text:span text:style-name="T5"><text:s text:c="6"/></text:span><text:span text:style-name="T2">si </text:span><text:span text:style-name="T5">(H == "A") </text:span><text:span text:style-name="T2">entonces</text:span></text:p>
      <text:p text:style-name="P25"><text:s text:c="9"/>result = "Baja"</text:p>
      <text:p text:style-name="P21"><text:span text:style-name="T5"><text:s text:c="6"/></text:span><text:span text:style-name="T2">si_no</text:span></text:p>
      <text:p text:style-name="P25"><text:s text:c="9"/>result = "Media"</text:p>
      <text:p text:style-name="P21"><text:span text:style-name="T5"><text:s text:c="3"/></text:span><text:span text:style-name="T2">fin</text:span></text:p>
      <text:p text:style-name="P21"><text:span text:style-name="T5"><text:s text:c="3"/></text:span><text:span text:style-name="T2">si_no</text:span></text:p>
      <text:p text:style-name="P21"><text:span text:style-name="T5"><text:s text:c="3"/></text:span><text:span text:style-name="T2">inicio</text:span></text:p>
      <text:p text:style-name="P21"><text:span text:style-name="T5"><text:s text:c="6"/></text:span><text:span text:style-name="T2">si</text:span><text:span text:style-name="T5"> (P = "M") y (H = "M") </text:span><text:span text:style-name="T2">entonces</text:span></text:p>
      <text:p text:style-name="P25"><text:s text:c="10"/>result = "Media"</text:p>
      <text:p text:style-name="P21"><text:span text:style-name="T5"><text:s text:c="6"/></text:span><text:span text:style-name="T2">si_no</text:span></text:p>
      <text:p text:style-name="P25"><text:s text:c="10"/>result = "Alta"</text:p>
      <text:p text:style-name="P21"><text:span text:style-name="T5"><text:s text:c="3"/></text:span><text:span text:style-name="T2">fin</text:span></text:p>
      <text:p text:style-name="P21"><text:span text:style-name="T5"><text:s text:c="3"/></text:span><text:span text:style-name="T2">devolver</text:span><text:span text:style-name="T5"> (result)</text:span></text:p>
      <text:p text:style-name="P23">fin</text:p>
      <text:p text:style-name="P25"/>
      <text:p text:style-name="P21"><text:span text:style-name="T5">cadena </text:span><text:span text:style-name="T2">función</text:span><text:span text:style-name="T5"> predecir_frio (P, H son caracteres)</text:span></text:p>
      <text:p text:style-name="P23">variables</text:p>
      <text:p text:style-name="P25"><text:s text:c="3"/>result es cadena</text:p>
      <text:p text:style-name="P23">inicio</text:p>
      <text:p text:style-name="P25"><text:s text:c="3"/>result = "Baja"<text:tab/>/* Resultado más general */</text:p>
      <text:p text:style-name="P21"><text:span text:style-name="T5"><text:s text:c="3"/></text:span><text:span text:style-name="T2">si</text:span><text:span text:style-name="T5"> (P == "B") </text:span><text:span text:style-name="T2">entonces</text:span></text:p>
      <text:p text:style-name="P21"><text:span text:style-name="T5"><text:s text:c="3"/></text:span><text:span text:style-name="T2">inicio</text:span></text:p>
      <text:p text:style-name="P21"><text:span text:style-name="T5"><text:s text:c="6"/></text:span><text:span text:style-name="T2">si </text:span><text:span text:style-name="T5">(H == "A") </text:span><text:span text:style-name="T2">entonces</text:span></text:p>
      <text:p text:style-name="P25"><text:s text:c="9"/>result = "Alta"</text:p>
      <text:p text:style-name="P21"><text:span text:style-name="T5"><text:s text:c="6"/></text:span><text:span text:style-name="T2">si </text:span><text:span text:style-name="T5">(H == "M")</text:span><text:span text:style-name="T2"> entonces</text:span></text:p>
      <text:p text:style-name="P25"><text:s text:c="9"/>result = "Alta"</text:p>
      <text:p text:style-name="P21"><text:span text:style-name="T5"><text:s text:c="3"/></text:span><text:span text:style-name="T2">fin</text:span></text:p>
      <text:p text:style-name="P21"><text:span text:style-name="T5"><text:s text:c="3"/></text:span><text:span text:style-name="T2">si </text:span><text:span text:style-name="T5">(P == "M") </text:span><text:span text:style-name="T2">entonces</text:span></text:p>
      <text:p text:style-name="P21"><text:span text:style-name="T5"><text:s text:c="3"/></text:span><text:span text:style-name="T2">inicio</text:span></text:p>
      <text:p text:style-name="P21"><text:span text:style-name="T5"><text:s text:c="6"/></text:span><text:span text:style-name="T2">si</text:span><text:span text:style-name="T5"> (H = "A") </text:span><text:span text:style-name="T2">entonces</text:span></text:p>
      <text:p text:style-name="P25"><text:s text:c="10"/>result = "Alta"</text:p>
      <text:p text:style-name="P21"><text:span text:style-name="T5"><text:s text:c="6"/></text:span><text:span text:style-name="T2">si</text:span><text:span text:style-name="T5"> (H = "M") </text:span><text:span text:style-name="T2">entonces</text:span></text:p>
      <text:p text:style-name="P25"><text:s text:c="10"/>result = "Media"</text:p>
      <text:p text:style-name="P21"><text:span text:style-name="T5"><text:s text:c="3"/></text:span><text:span text:style-name="T2">fin</text:span></text:p>
      <text:p text:style-name="P21"><text:span text:style-name="T5"><text:s text:c="3"/></text:span><text:span text:style-name="T2">devolver</text:span><text:span text:style-name="T5"> (result)</text:span></text:p>
      <text:p text:style-name="P23">fin</text:p>
      <text:p text:style-name="P18"/>
      <text:h text:style-name="Heading_20_2" text:outline-level="2">Ejercicio 63 – Reloj</text:h>
      <text:p text:style-name="P21"><text:span text:style-name="T2">algoritmo</text:span><text:span text:style-name="T5"> reloj_continuo</text:span></text:p>
      <text:p text:style-name="P23">variables</text:p>
      <text:p text:style-name="P25"><text:s text:c="2"/>h, m, s son enteros</text:p>
      <text:p text:style-name="P23">inicio</text:p>
      <text:p text:style-name="P21"><text:span text:style-name="T5"><text:s text:c="2"/></text:span><text:span text:style-name="T2">escribir</text:span><text:span text:style-name="T5"> ("Introduzca la hora, el minuto y el segundo actual:")</text:span></text:p>
      <text:p text:style-name="P21"><text:span text:style-name="T5"><text:s text:c="2"/></text:span><text:span text:style-name="T2">repetir</text:span></text:p>
      <text:p text:style-name="P50"><text:span text:style-name="T5"><text:s text:c="5"/></text:span><text:span text:style-name="T2">leer</text:span><text:span text:style-name="T5">(h, m, s)<text:tab/>/* Comprobaremos la corrección de los datos leídos*/</text:span></text:p>
      <text:p text:style-name="P50"><text:span text:style-name="T5"><text:s text:c="2"/></text:span><text:span text:style-name="T2">mientras que</text:span><text:span text:style-name="T5"> (h &lt; 0) o (h &gt; 23) o (m &lt; 0) o (m &gt; 59) o (s &lt; 0) o (s &gt; 59)</text:span></text:p>
      <text:p text:style-name="P51"/>
      <text:p text:style-name="P50"><text:span text:style-name="T5"><text:s text:c="2"/></text:span><text:span text:style-name="T2">repetir</text:span><text:span text:style-name="T5"><text:tab/>/* Comienzo del bucle del reloj */</text:span></text:p>
      <text:p text:style-name="P50"><text:span text:style-name="T5"><text:s text:c="2"/></text:span><text:span text:style-name="T2">inicio</text:span></text:p>
      <text:p text:style-name="P51"><text:s text:c="5"/>esperar(1)<text:tab/>/* Esperamos un segundo */</text:p>
      <text:p text:style-name="P51"><text:s text:c="5"/>actualizar_reloj(&amp;h,&amp;m,&amp;s)<text:tab/>/* Se incrementa la hora en un segundo */</text:p>
      <text:p text:style-name="P50"><text:span text:style-name="T5"><text:s text:c="5"/></text:span><text:span text:style-name="T2">escribir</text:span><text:span text:style-name="T5">("Hora actual: ", h, ":", m, ":", s)</text:span></text:p>
      <text:p text:style-name="P52"><text:s text:c="2"/>fin</text:p>
      <text:p text:style-name="P50"><text:span text:style-name="T5"><text:s text:c="2"/></text:span><text:span text:style-name="T2">mientras que</text:span><text:span text:style-name="T5"> (0 == 0)<text:tab/>/* Forzamos un bucle infinito */</text:span></text:p>
      <text:p text:style-name="P23">fin</text:p>
      <text:p text:style-name="P23"/>
      <text:p text:style-name="P13">/* Este subalgoritmo incrementa la hora que se le pasa en un segundo. Los tres datos se pasan por variable, porque los tres son susceptibles de modificarse */</text:p>
      <text:p text:style-name="P21"><text:span text:style-name="T2">procedimiento </text:span><text:span text:style-name="T5">actualizar_reloj(*h, *m, *s son enteros)</text:span></text:p>
      <text:p text:style-name="P29">inicio</text:p>
      <text:p text:style-name="P30"><text:s text:c="2"/>s = s + 1</text:p>
      <text:p text:style-name="P21"><text:span text:style-name="T10"><text:s text:c="2"/></text:span><text:span text:style-name="T2">si</text:span><text:span text:style-name="T5"> (s &gt;= 60) </text:span><text:span text:style-name="T2">entonces</text:span></text:p>
      <text:p text:style-name="P21"><text:span text:style-name="T5"><text:s text:c="2"/></text:span><text:span text:style-name="T2">inicio</text:span></text:p>
      <text:p text:style-name="P21"><text:span text:style-name="T5"><text:s text:c="5"/></text:span><text:span text:style-name="T10">s = 0</text:span></text:p>
      <text:p text:style-name="P30"><text:s text:c="5"/>m = m + 1</text:p>
      <text:p text:style-name="P21"><text:span text:style-name="T10"><text:s text:c="5"/></text:span><text:span text:style-name="T2">si</text:span><text:span text:style-name="T5"> (m &gt;= 60) </text:span><text:span text:style-name="T2">entonces</text:span></text:p>
      <text:p text:style-name="P21"><text:span text:style-name="T5"><text:s text:c="5"/></text:span><text:span text:style-name="T2">inicio</text:span></text:p>
      <text:p text:style-name="P25"><text:s text:c="8"/>h = h + 1</text:p>
      <text:p text:style-name="P21"><text:soft-page-break/><text:span text:style-name="T5"><text:s text:c="8"/>si (h &gt;= 24) </text:span><text:span text:style-name="T2">entonces</text:span></text:p>
      <text:p text:style-name="P21"><text:span text:style-name="T5"><text:s text:c="11"/></text:span><text:span text:style-name="T9">h = 0</text:span></text:p>
      <text:p text:style-name="P21"><text:span text:style-name="T9"><text:s text:c="5"/></text:span><text:span text:style-name="T8">fin</text:span></text:p>
      <text:p text:style-name="P21"><text:span text:style-name="T9"><text:s text:c="3"/></text:span><text:span text:style-name="T8">fin</text:span></text:p>
      <text:p text:style-name="P31">fin</text:p>
      <text:p text:style-name="P3">Ejercicio 64 – Caracteres ASCII</text:p>
      <text:p text:style-name="P21"><text:span text:style-name="T2">algoritmo</text:span><text:span text:style-name="T5"> escribir_códigos_ASCII</text:span></text:p>
      <text:p text:style-name="P23">variables</text:p>
      <text:p text:style-name="P25"><text:s text:c="2"/>numero es enteros</text:p>
      <text:p text:style-name="P25"><text:s text:c="2"/>letra es carácter</text:p>
      <text:p text:style-name="P23">inicio</text:p>
      <text:p text:style-name="P23"><text:s text:c="2"/>repetir</text:p>
      <text:p text:style-name="P23"><text:s text:c="2"/>inicio</text:p>
      <text:p text:style-name="P21"><text:span text:style-name="T2"><text:s text:c="5"/>escribir </text:span><text:span text:style-name="T5">("Introduzca un número entre 0 y 255 (negativo para terminar)")</text:span></text:p>
      <text:p text:style-name="P21"><text:span text:style-name="T2"><text:s text:c="5"/>leer</text:span><text:span text:style-name="T5">(numero)</text:span></text:p>
      <text:p text:style-name="P21"><text:span text:style-name="T2"><text:s text:c="5"/>si </text:span><text:span text:style-name="T5">(numero &gt;= 0) y (numero &lt;=31) </text:span><text:span text:style-name="T2">entonces</text:span><text:span text:style-name="T5"><text:tab/>/* Rango de caracteres no imprimibles*/</text:span></text:p>
      <text:p text:style-name="P21"><text:span text:style-name="T2"><text:s text:c="8"/>escribir</text:span><text:span text:style-name="T5">("Código ASCII no imprimible")</text:span></text:p>
      <text:p text:style-name="P21"><text:span text:style-name="T2"><text:s text:c="5"/>si </text:span><text:span text:style-name="T5">(numero &gt;= 32) y (numero &lt;=255) </text:span><text:span text:style-name="T2">entonces</text:span><text:span text:style-name="T5"><text:tab/>/* Rango de caracteres imprimibles */</text:span></text:p>
      <text:p text:style-name="P23"><text:s text:c="5"/>inicio</text:p>
      <text:p text:style-name="P21"><text:span text:style-name="T2"><text:s text:c="8"/></text:span><text:span text:style-name="T5">letra = carácter_ascii(numero)</text:span></text:p>
      <text:p text:style-name="P21"><text:span text:style-name="T2"><text:s text:c="8"/>escribir</text:span><text:span text:style-name="T5">("La letra que corresponde al código introducido es: ", letra)</text:span></text:p>
      <text:p text:style-name="P23"><text:s text:c="5"/>fin</text:p>
      <text:p text:style-name="P22"><text:span text:style-name="T5"><text:s text:c="5"/></text:span><text:span text:style-name="T2">si</text:span><text:span text:style-name="T5"> (numero &gt; 255) </text:span><text:span text:style-name="T2">entonces</text:span><text:span text:style-name="T5"><text:tab/>/* Fuera de rango:imprimir tabla */</text:span></text:p>
      <text:p text:style-name="P26"><text:s text:c="8"/>escribir_tabla_ASCII()<text:tab/>/* Lo haremos en un subalgoritmo */</text:p>
      <text:p text:style-name="P22"><text:span text:style-name="T5"><text:s text:c="2"/></text:span><text:span text:style-name="T2">fin</text:span></text:p>
      <text:p text:style-name="P22"><text:span text:style-name="T5"><text:s text:c="2"/></text:span><text:span text:style-name="T2">hasta que</text:span><text:span text:style-name="T5"> (numero &lt; 0)</text:span></text:p>
      <text:p text:style-name="P24">fin</text:p>
      <text:p text:style-name="P24"/>
      <text:p text:style-name="P22"><text:span text:style-name="T2">procedimiento </text:span><text:span text:style-name="T5">escribir_tabla_ASCII()<text:tab/>/* No tiene argumentos */</text:span></text:p>
      <text:p text:style-name="P24">variables</text:p>
      <text:p text:style-name="P26"><text:s text:c="2"/>i es entero</text:p>
      <text:p text:style-name="P26"><text:s text:c="2"/>letra es carácter</text:p>
      <text:p text:style-name="P24">inicio</text:p>
      <text:p text:style-name="P22"><text:span text:style-name="T5"><text:s text:c="2"/></text:span><text:span text:style-name="T2">escribir</text:span><text:span text:style-name="T5">("La tabla de códigos ASCII imprimibles es:")</text:span></text:p>
      <text:p text:style-name="P22"><text:span text:style-name="T5"><text:s text:c="2"/></text:span><text:span text:style-name="T2">para</text:span><text:span text:style-name="T5"> i </text:span><text:span text:style-name="T2">desde</text:span><text:span text:style-name="T5"> 32 </text:span><text:span text:style-name="T2">hasta</text:span><text:span text:style-name="T5"> 255 </text:span><text:span text:style-name="T2">hacer</text:span></text:p>
      <text:p text:style-name="P22"><text:span text:style-name="T5"><text:s text:c="2"/></text:span><text:span text:style-name="T2">inicio</text:span></text:p>
      <text:p text:style-name="P26"><text:s text:c="5"/>letra = carácter_ascii(i)</text:p>
      <text:p text:style-name="P22"><text:span text:style-name="T5"><text:s text:c="5"/></text:span><text:span text:style-name="T2">escribir</text:span><text:span text:style-name="T5">("Código: ", i, " – Letra: ", letra)</text:span></text:p>
      <text:p text:style-name="P22"><text:span text:style-name="T5"><text:s text:c="2"/></text:span><text:span text:style-name="T2">fin</text:span></text:p>
      <text:p text:style-name="P24">fin</text:p>
      <text:p text:style-name="P25"/>
      <text:p text:style-name="P3">Ejercicio 65 – Conversor de unidades de medida de información – Solución 1</text:p>
      <text:p text:style-name="P21"><text:span text:style-name="T2">algoritmo</text:span><text:span text:style-name="T5"> convertir_unidades</text:span></text:p>
      <text:p text:style-name="P23">variables</text:p>
      <text:p text:style-name="P25"><text:s text:c="2"/>cantidad es real</text:p>
      <text:p text:style-name="P25"><text:s text:c="2"/>unidad_inicio es cadena</text:p>
      <text:p text:style-name="P25"><text:s text:c="2"/>unidad_destino es cadena</text:p>
      <text:p text:style-name="P23">inicio</text:p>
      <text:p text:style-name="P25"><text:s text:c="2"/>escribir("Introduzca la cantidad de información:");</text:p>
      <text:p text:style-name="P25"><text:s text:c="2"/>leer(cantidad)</text:p>
      <text:p text:style-name="P25"><text:s text:c="2"/>escribir("¿En qué unidad está expresada?")</text:p>
      <text:p text:style-name="P25"><text:s text:c="2"/>leer(unidad_inicio)</text:p>
      <text:p text:style-name="P25"><text:s text:c="2"/>escribir("¿A qué unidad desea convertirla?")</text:p>
      <text:p text:style-name="P25"><text:s text:c="2"/>leer(unidad_destino)</text:p>
      <text:p text:style-name="P25"><text:tab/></text:p>
      <text:p text:style-name="P25"><text:s text:c="2"/>/* Convertimos la cantidad a bits */</text:p>
      <text:p text:style-name="P25"><text:s text:c="2"/>cantidad = convertir_a_bits(cantidad, unidad_origen)<text:tab/></text:p>
      <text:p text:style-name="P25"><text:s text:c="2"/>/* Convertimos los bits en la unidad buscada */</text:p>
      <text:p text:style-name="P25"><text:s text:c="2"/>cantidad = convertir_a_destino(cantidad, unidad_destino)<text:tab/></text:p>
      <text:p text:style-name="P23"/>
      <text:p text:style-name="P13"><text:s text:c="2"/>escribir("El resultado es: ", cantidad)</text:p>
      <text:p text:style-name="P23">fin</text:p>
      <text:p text:style-name="P25"/>
      <text:p text:style-name="P25">/* Convierte la cantidad (expresada en la unidad de medida que se pasa como parámetro) a bits */</text:p>
      <text:p text:style-name="P25"/>
      <text:p text:style-name="P21"><text:span text:style-name="T2">real</text:span><text:span text:style-name="T5"> </text:span><text:span text:style-name="T2">función</text:span><text:span text:style-name="T5"> convertir_a_bits(cantidad es </text:span><text:span text:style-name="T2">real</text:span><text:span text:style-name="T5">, unidad es </text:span><text:span text:style-name="T2">cadena</text:span><text:span text:style-name="T5">)</text:span></text:p>
      <text:p text:style-name="P23"><text:soft-page-break/>variables</text:p>
      <text:p text:style-name="P21"><text:span text:style-name="T5"><text:s text:c="2"/>result es </text:span><text:span text:style-name="T2">real</text:span></text:p>
      <text:p text:style-name="P23">inicio</text:p>
      <text:p text:style-name="P21"><text:span text:style-name="T5"><text:s text:c="2"/></text:span><text:span text:style-name="T2">según </text:span><text:span text:style-name="T5">(unidad) </text:span><text:span text:style-name="T2">hacer</text:span></text:p>
      <text:p text:style-name="P23"><text:s text:c="2"/>inicio</text:p>
      <text:p text:style-name="P25"><text:s text:c="5"/>"bit": <text:s/>result = cantidad</text:p>
      <text:p text:style-name="P21"><text:span text:style-name="T2"><text:s text:c="5"/></text:span><text:span text:style-name="T5">"byte": result = cantidad * 8</text:span></text:p>
      <text:p text:style-name="P25"><text:s text:c="5"/>"KB": <text:s text:c="2"/>result = cantidad * 1024 * 8</text:p>
      <text:p text:style-name="P25"><text:s text:c="5"/>"MB": <text:s text:c="2"/>result = cantidad * 1024 * 1024 * 8</text:p>
      <text:p text:style-name="P25"><text:s text:c="5"/>"GB": <text:s text:c="2"/>result = cantidad * 1024 * 1024 * 1024 * 8</text:p>
      <text:p text:style-name="P25"><text:s text:c="5"/>"TB": <text:s text:c="2"/>result = cantidad * 1024 * 1024 * 1024 * 1024 * 8</text:p>
      <text:p text:style-name="P23"><text:s text:c="2"/>fin</text:p>
      <text:p text:style-name="P21"><text:span text:style-name="T5"><text:s text:c="2"/></text:span><text:span text:style-name="T2">devolver</text:span><text:span text:style-name="T5"> (result)</text:span></text:p>
      <text:p text:style-name="P23">fin</text:p>
      <text:p text:style-name="P23"/>
      <text:p text:style-name="P25">/* Convierte la cantidad (expresada bits) a la unidad de medida pasada como parámetro */</text:p>
      <text:p text:style-name="P21"><text:span text:style-name="T2">real</text:span><text:span text:style-name="T5"> </text:span><text:span text:style-name="T2">función</text:span><text:span text:style-name="T5"> convertir_a_destino(cantidad es </text:span><text:span text:style-name="T2">real</text:span><text:span text:style-name="T5">, unidad es </text:span><text:span text:style-name="T2">cadena</text:span><text:span text:style-name="T5">)</text:span></text:p>
      <text:p text:style-name="P23">variables</text:p>
      <text:p text:style-name="P21"><text:span text:style-name="T5"><text:s text:c="2"/>result es </text:span><text:span text:style-name="T2">real</text:span></text:p>
      <text:p text:style-name="P23">inicio</text:p>
      <text:p text:style-name="P21"><text:span text:style-name="T5"><text:s text:c="2"/></text:span><text:span text:style-name="T2">según </text:span><text:span text:style-name="T5">(unidad) </text:span><text:span text:style-name="T2">hacer</text:span></text:p>
      <text:p text:style-name="P23"><text:s text:c="2"/>inicio</text:p>
      <text:p text:style-name="P25"><text:s text:c="5"/>"bit": <text:s/>result = cantidad</text:p>
      <text:p text:style-name="P21"><text:span text:style-name="T2"><text:s text:c="5"/></text:span><text:span text:style-name="T5">"byte": result = cantidad / 8</text:span></text:p>
      <text:p text:style-name="P25"><text:s text:c="5"/>"KB": <text:s text:c="2"/>result = cantidad / 1024 / 8</text:p>
      <text:p text:style-name="P25"><text:s text:c="5"/>"MB": <text:s text:c="2"/>result = cantidad / 1024 / 1024 / 8</text:p>
      <text:p text:style-name="P25"><text:s text:c="5"/>"GB": <text:s text:c="2"/>result = cantidad / 1024 / 1024 / 1024 / 8</text:p>
      <text:p text:style-name="P25"><text:s text:c="5"/>"TB": <text:s text:c="2"/>result = cantidad / 1024 / 1024 / 1024 / 1024 / 8</text:p>
      <text:p text:style-name="P23"><text:s text:c="2"/>fin</text:p>
      <text:p text:style-name="P21"><text:span text:style-name="T5"><text:s text:c="2"/></text:span><text:span text:style-name="T2">devolver</text:span><text:span text:style-name="T5"> (result)</text:span></text:p>
      <text:p text:style-name="P23">fin</text:p>
      <text:p text:style-name="P19"/>
      <text:p text:style-name="P3">Ejercicio 65 – Conversor de unidades de medida de información – Solución 2</text:p>
      <text:p text:style-name="P21"><text:span text:style-name="T2">algoritmo</text:span><text:span text:style-name="T5"> convertir_unidades</text:span></text:p>
      <text:p text:style-name="P23">variables</text:p>
      <text:p text:style-name="P25"><text:s text:c="2"/>cantidad es real</text:p>
      <text:p text:style-name="P25"><text:s text:c="2"/>unidad_inicio es entero</text:p>
      <text:p text:style-name="P25"><text:s text:c="2"/>unidad_destino es entero</text:p>
      <text:p text:style-name="P23">inicio</text:p>
      <text:p text:style-name="P25"><text:s text:c="2"/>escribir("Introduzca la cantidad de información:");</text:p>
      <text:p text:style-name="P25"><text:s text:c="2"/>leer(cantidad)</text:p>
      <text:p text:style-name="P25"><text:s text:c="2"/>escribir("¿En qué unidad está expresada (1 = bit, 2 = byte, 3 = KB, 4 = MB, 5 = GB)?")</text:p>
      <text:p text:style-name="P25"><text:s text:c="2"/>leer(unidad_inicio)</text:p>
      <text:p text:style-name="P25"><text:s text:c="2"/>escribir("¿A qué unidad desea convertirla (1 = bit, 2 = byte, 3 = KB, 4 = MB, 5 = GB)?")</text:p>
      <text:p text:style-name="P25"><text:s text:c="2"/>leer(unidad_destino)</text:p>
      <text:p text:style-name="P25"><text:tab/>/* Comprobaremos si hay que multiplicar o dividir */</text:p>
      <text:p text:style-name="P21"><text:span text:style-name="T5"><text:s text:c="2"/></text:span><text:span text:style-name="T2">si</text:span><text:span text:style-name="T5"> (unidad_inicio &lt; unidad_destino)<text:tab/>/* Hay que dividir */</text:span></text:p>
      <text:p text:style-name="P21"><text:span text:style-name="T5"><text:s text:c="2"/></text:span><text:span text:style-name="T2">inicio </text:span></text:p>
      <text:p text:style-name="P21"><text:span text:style-name="T5"><text:s text:c="4"/></text:span><text:span text:style-name="T2">para</text:span><text:span text:style-name="T5"> i </text:span><text:span text:style-name="T2">desde</text:span><text:span text:style-name="T5"> unidad_inicio </text:span><text:span text:style-name="T2">hasta</text:span><text:span text:style-name="T5"> (unidad_destino-1) </text:span><text:span text:style-name="T2">hacer</text:span></text:p>
      <text:p text:style-name="P25"><text:s text:c="7"/>cantidad = convertir_a_unidad_mayor(cantidad, i)</text:p>
      <text:p text:style-name="P21"><text:span text:style-name="T5"><text:s text:c="2"/></text:span><text:span text:style-name="T2">fin</text:span></text:p>
      <text:p text:style-name="P25"/>
      <text:p text:style-name="P21"><text:span text:style-name="T5"><text:s text:c="2"/></text:span><text:span text:style-name="T2">si</text:span><text:span text:style-name="T5"> (unidad_inicio &gt; unidad_destino)<text:tab/>/* Hay que multiplicar */</text:span></text:p>
      <text:p text:style-name="P21"><text:span text:style-name="T5"><text:s text:c="2"/></text:span><text:span text:style-name="T2">inicio </text:span></text:p>
      <text:p text:style-name="P21"><text:span text:style-name="T5"><text:s text:c="4"/></text:span><text:span text:style-name="T2">para</text:span><text:span text:style-name="T5"> i </text:span><text:span text:style-name="T2">desde</text:span><text:span text:style-name="T5"> unidad_inicio </text:span><text:span text:style-name="T2">hasta</text:span><text:span text:style-name="T5"> (unidad_destino+1) </text:span><text:span text:style-name="T2">incr</text:span><text:span text:style-name="T5"> –1 </text:span><text:span text:style-name="T2">hacer</text:span></text:p>
      <text:p text:style-name="P25"><text:s text:c="7"/>cantidad = convertir_a_unidad_menor(cantidad, i)</text:p>
      <text:p text:style-name="P21"><text:span text:style-name="T5"><text:s text:c="2"/></text:span><text:span text:style-name="T2">fin</text:span></text:p>
      <text:p text:style-name="P23"/>
      <text:p text:style-name="P13"><text:s text:c="2"/>escribir("El resultado es: ", cantidad)</text:p>
      <text:p text:style-name="P23">fin</text:p>
      <text:p text:style-name="P25"/>
      <text:p text:style-name="P25">/* Convierte la cantidad (expresada en la unidad de medida que se pasa como parámetro) a la unidad de medida inmediatamente superior. Por lo tanto, hay que dividir */</text:p>
      <text:p text:style-name="P21"><text:span text:style-name="T2">real</text:span><text:span text:style-name="T5"> </text:span><text:span text:style-name="T2">función</text:span><text:span text:style-name="T5"> convertir_a_unidad_mayor(cantidad es </text:span><text:span text:style-name="T2">real</text:span><text:span text:style-name="T5">, unidad_origen es </text:span><text:span text:style-name="T2">entero</text:span><text:span text:style-name="T5">)</text:span></text:p>
      <text:p text:style-name="P23">variables</text:p>
      <text:p text:style-name="P21"><text:span text:style-name="T5"><text:s text:c="2"/>result es </text:span><text:span text:style-name="T2">real</text:span></text:p>
      <text:p text:style-name="P23">inicio</text:p>
      <text:p text:style-name="P21"><text:span text:style-name="T5"><text:s text:c="2"/></text:span><text:span text:style-name="T2">si</text:span><text:span text:style-name="T5"> (unidad_origen == 1) <text:s text:c="3"/>// Si la cantidad está expresada en bits, hay que dividir entre 8</text:span></text:p>
      <text:p text:style-name="P25"><text:soft-page-break/><text:s text:c="4"/>result = cantidad / 8</text:p>
      <text:p text:style-name="P21"><text:span text:style-name="T5"><text:s text:c="2"/></text:span><text:span text:style-name="T2">si</text:span><text:span text:style-name="T5">_</text:span><text:span text:style-name="T2">no</text:span><text:span text:style-name="T5"> <text:s text:c="21"/>// En cualquier otro caso, hay que dividir entre 1024</text:span></text:p>
      <text:p text:style-name="P25"><text:s text:c="4"/>result = cantidad / 1024</text:p>
      <text:p text:style-name="P25"/>
      <text:p text:style-name="P21"><text:span text:style-name="T5"><text:s text:c="2"/></text:span><text:span text:style-name="T2">devolver</text:span><text:span text:style-name="T5"> (result)</text:span></text:p>
      <text:p text:style-name="P23">fin</text:p>
      <text:p text:style-name="P23"/>
      <text:p text:style-name="P25">/* Convierte la cantidad (expresada en la unidad de medida que se pasa como parámetro) a la unidad de medida inmediatamente inferior. Por lo tanto, hay que multiplicar */</text:p>
      <text:p text:style-name="P21"><text:span text:style-name="T2">real</text:span><text:span text:style-name="T5"> </text:span><text:span text:style-name="T2">función</text:span><text:span text:style-name="T5"> convertir_a_unidad_mayor(cantidad es </text:span><text:span text:style-name="T2">real</text:span><text:span text:style-name="T5">, unidad_origen es </text:span><text:span text:style-name="T2">entero</text:span><text:span text:style-name="T5">)</text:span></text:p>
      <text:p text:style-name="P23">variables</text:p>
      <text:p text:style-name="P21"><text:span text:style-name="T5"><text:s text:c="2"/>result es </text:span><text:span text:style-name="T2">real</text:span></text:p>
      <text:p text:style-name="P23">inicio</text:p>
      <text:p text:style-name="P21"><text:span text:style-name="T5"><text:s text:c="2"/></text:span><text:span text:style-name="T2">si</text:span><text:span text:style-name="T5"> (unidad_origen == 2) <text:s/>// Si la cantidad está expresada en bytes, hay que multiplicar por 8</text:span></text:p>
      <text:p text:style-name="P25"><text:s text:c="4"/>result = cantidad * 8</text:p>
      <text:p text:style-name="P21"><text:span text:style-name="T5"><text:s text:c="2"/></text:span><text:span text:style-name="T2">si</text:span><text:span text:style-name="T5">_</text:span><text:span text:style-name="T2">no</text:span><text:span text:style-name="T5"> <text:s text:c="19"/>// En cualquier otro caso, hay que multiplicar por 1024</text:span></text:p>
      <text:p text:style-name="P25"><text:s text:c="4"/>result = cantidad * 1024</text:p>
      <text:p text:style-name="P25"/>
      <text:p text:style-name="P21"><text:span text:style-name="T5"><text:s text:c="2"/></text:span><text:span text:style-name="T2">devolver</text:span><text:span text:style-name="T5"> (result)</text:span></text:p>
      <text:p text:style-name="P23">fin</text:p>
      <text:p text:style-name="P23"/>
      <text:p text:style-name="P3">Ejercicio 66 – Calcular edad</text:p>
      <text:p text:style-name="P21"><text:span text:style-name="T2">algoritmo</text:span><text:span text:style-name="T5"> calcular_edad</text:span></text:p>
      <text:p text:style-name="P23">variables</text:p>
      <text:p text:style-name="P25"><text:s text:c="2"/>dia_nac, dia_hoy, mes_nac, mes_hoy, ano_nac, ano_hoy, edad son enteros</text:p>
      <text:p text:style-name="P23">inicio</text:p>
      <text:p text:style-name="P21"><text:span text:style-name="T2"><text:s text:c="2"/>escribir</text:span><text:span text:style-name="T5">("Introduzca su fecha de nacimiento (día, mes y año)")</text:span></text:p>
      <text:p text:style-name="P21"><text:span text:style-name="T2"><text:s text:c="2"/>leer</text:span><text:span text:style-name="T5">(dia_nac, mes_nac, ano_nac)</text:span></text:p>
      <text:p text:style-name="P21"><text:span text:style-name="T2"><text:s text:c="2"/>escribir</text:span><text:span text:style-name="T5">("Introduzca la fecha del día de hoy (día, mes y año)")</text:span></text:p>
      <text:p text:style-name="P21"><text:span text:style-name="T5"><text:s text:c="2"/></text:span><text:span text:style-name="T2">leer</text:span><text:span text:style-name="T5">(dia_hoy, mes_hoy, ano_hoy)</text:span></text:p>
      <text:p text:style-name="P23"/>
      <text:p text:style-name="P21"><text:span text:style-name="T2"><text:s text:c="2"/></text:span><text:span text:style-name="T5">edad = calcular_edad(dia_nac, dia_hoy, mes_nac, mes_hoy, ano_nac, ano_hoy)</text:span></text:p>
      <text:p text:style-name="P21"><text:span text:style-name="T2"><text:s text:c="2"/>escribir</text:span><text:span text:style-name="T5">("Su edad es de ", edad, " años")</text:span></text:p>
      <text:p text:style-name="P23">fin</text:p>
      <text:p text:style-name="P23"/>
      <text:p text:style-name="P21"><text:span text:style-name="T2">entero función </text:span><text:span text:style-name="T5">calcular_edad(dia_nac, dia_hoy, mes_nac, mes_hoy, ano_nac, ano_hoy son enteros)</text:span></text:p>
      <text:p text:style-name="P23">variables</text:p>
      <text:p text:style-name="P25"><text:s text:c="2"/>edad es entero</text:p>
      <text:p text:style-name="P23">inicio</text:p>
      <text:p text:style-name="P25"><text:s text:c="2"/>edad = ano_hoy - ano_nac<text:tab/>/* Caso general */</text:p>
      <text:p text:style-name="P21"><text:span text:style-name="T5"><text:s text:c="2"/></text:span><text:span text:style-name="T2">si</text:span><text:span text:style-name="T5"> (mes_nac &gt; mes_hoy) </text:span><text:span text:style-name="T2">entonces</text:span><text:span text:style-name="T5"><text:tab/>/* Este año, aún no ha sido el cumpleaños */</text:span></text:p>
      <text:p text:style-name="P25"><text:s text:c="5"/>edad = edad – 1</text:p>
      <text:p text:style-name="P21"><text:span text:style-name="T5"><text:s text:c="2"/></text:span><text:span text:style-name="T2">si</text:span><text:span text:style-name="T5"> (mes_nac == mes_hoy) </text:span><text:span text:style-name="T2">y</text:span><text:span text:style-name="T5"> (dia_nac &gt; dia_hoy)<text:tab/>/* Tampoco ha sido aún el cumpleaños*/</text:span></text:p>
      <text:p text:style-name="P25"><text:s text:c="5"/>edad = edad – 1</text:p>
      <text:p text:style-name="P21"><text:span text:style-name="T5"><text:s text:c="2"/></text:span><text:span text:style-name="T2">devolver</text:span><text:span text:style-name="T5"> (edad)</text:span></text:p>
      <text:p text:style-name="P23">fin</text:p>
      <text:p text:style-name="P6"/>
      <text:p text:style-name="P3">Ejercicio 67 – Calcular descuentos</text:p>
      <text:p text:style-name="P21"><text:span text:style-name="T2">algoritmo</text:span><text:span text:style-name="T5"> calcular_descuentos</text:span></text:p>
      <text:p text:style-name="P23">variables</text:p>
      <text:p text:style-name="P25"><text:s text:c="2"/>dia_nac, dia_hoy, mes_nac, mes_hoy, ano_nac, ano_hoy son enteros</text:p>
      <text:p text:style-name="P25"><text:s text:c="2"/>precio, descuento son reales</text:p>
      <text:p text:style-name="P23">inicio</text:p>
      <text:p text:style-name="P21"><text:span text:style-name="T2"><text:s text:c="2"/>escribir</text:span><text:span text:style-name="T5">("Introduzca la fecha del día de hoy (día, mes y año)")</text:span></text:p>
      <text:p text:style-name="P21"><text:span text:style-name="T5"><text:s text:c="2"/></text:span><text:span text:style-name="T2">leer</text:span><text:span text:style-name="T5">(dia_hoy, mes_hoy, ano_hoy)</text:span></text:p>
      <text:p text:style-name="P23"><text:s text:c="2"/></text:p>
      <text:p text:style-name="P23"><text:s text:c="2"/>repetir</text:p>
      <text:p text:style-name="P23"><text:s text:c="2"/>inicio</text:p>
      <text:p text:style-name="P21"><text:span text:style-name="T2"><text:s text:c="4"/>escribir</text:span><text:span text:style-name="T5">("Introduzca el precio de un artículo (negativo para terminar):")</text:span></text:p>
      <text:p text:style-name="P21"><text:span text:style-name="T2"><text:s text:c="4"/>leer</text:span><text:span text:style-name="T5">(precio)</text:span></text:p>
      <text:p text:style-name="P21"><text:span text:style-name="T2"><text:s text:c="4"/>si </text:span><text:span text:style-name="T5">(precio &gt;= 0) </text:span><text:span text:style-name="T2">entonces</text:span><text:span text:style-name="T5"><text:tab/>/* El precio negativo es para terminar */</text:span></text:p>
      <text:p text:style-name="P23"><text:s text:c="4"/>inicio <text:s text:c="3"/></text:p>
      <text:p text:style-name="P21"><text:span text:style-name="T2"><text:s text:c="6"/>escribir</text:span><text:span text:style-name="T5">("Introduzca la fecha de nacimiento del cliente (día, mes y año)")</text:span></text:p>
      <text:p text:style-name="P21"><text:span text:style-name="T2"><text:s text:c="6"/>leer</text:span><text:span text:style-name="T5">(dia_nac, mes_nac, ano_nac)</text:span></text:p>
      <text:p text:style-name="P21"><text:span text:style-name="T2"><text:s text:c="6"/></text:span><text:span text:style-name="T5">edad = calcular_edad(dia_nac, dia_hoy, mes_nac, mes_hoy, ano_nac, ano_hoy)</text:span></text:p>
      <text:p text:style-name="P25"><text:s text:c="6"/>descuento = calcular_descuento(edad, precio)</text:p>
      <text:p text:style-name="P21"><text:soft-page-break/><text:span text:style-name="T2"><text:s text:c="6"/>escribir</text:span><text:span text:style-name="T5">("El descuento que se debe aplicar es de: ", descuento)</text:span></text:p>
      <text:p text:style-name="P23"><text:s text:c="4"/>fin</text:p>
      <text:p text:style-name="P21"><text:span text:style-name="T5"><text:s text:c="2"/></text:span><text:span text:style-name="T2">fin</text:span></text:p>
      <text:p text:style-name="P21"><text:span text:style-name="T2"><text:s text:c="2"/>mientras que </text:span><text:span text:style-name="T5">(precio &gt;= 0)</text:span></text:p>
      <text:p text:style-name="P23">fin</text:p>
      <text:p text:style-name="P23"/>
      <text:p text:style-name="P21"><text:span text:style-name="T2">entero función</text:span><text:span text:style-name="T5"> calcular_edad(dia_nac, dia_hoy, mes_nac, mes_hoy, ano_nac, ano_hoy son enteros)</text:span></text:p>
      <text:p text:style-name="P23">variables</text:p>
      <text:p text:style-name="P25"><text:s text:c="2"/>edad es entero</text:p>
      <text:p text:style-name="P23">inicio</text:p>
      <text:p text:style-name="P25"><text:s text:c="2"/>edad = ano_hoy - ano_nac<text:tab/>/* Caso general */</text:p>
      <text:p text:style-name="P21"><text:span text:style-name="T5"><text:s text:c="2"/></text:span><text:span text:style-name="T2">si</text:span><text:span text:style-name="T5"> (mes_nac &gt; mes_hoy) </text:span><text:span text:style-name="T2">entonces</text:span><text:span text:style-name="T5"><text:tab/>/* Este año, aún no ha sido el cumpleaños */</text:span></text:p>
      <text:p text:style-name="P25"><text:s text:c="5"/>edad = edad – 1</text:p>
      <text:p text:style-name="P21"><text:span text:style-name="T5"><text:s text:c="2"/></text:span><text:span text:style-name="T2">si</text:span><text:span text:style-name="T5"> (mes_nac == mes_hoy) </text:span><text:span text:style-name="T2">y</text:span><text:span text:style-name="T5"> (dia_nac &gt; dia_hoy)<text:tab/>/* Tampoco ha sido aún el cumpleaños*/</text:span></text:p>
      <text:p text:style-name="P25"><text:s text:c="5"/>edad = edad – 1</text:p>
      <text:p text:style-name="P21"><text:span text:style-name="T5"><text:s text:c="2"/></text:span><text:span text:style-name="T2">devolver</text:span><text:span text:style-name="T5"> (edad)</text:span></text:p>
      <text:p text:style-name="P23">fin</text:p>
      <text:p text:style-name="P23"/>
      <text:p text:style-name="P21"><text:span text:style-name="T2">real función</text:span><text:span text:style-name="T5"> calcular_descuento(edad es entero, precio es real)</text:span></text:p>
      <text:p text:style-name="P23">variables</text:p>
      <text:p text:style-name="P25"><text:s text:c="2"/>descuento es real</text:p>
      <text:p text:style-name="P23">inicio</text:p>
      <text:p text:style-name="P25"><text:s text:c="2"/>descuento = 0<text:tab/>/* Caso general */</text:p>
      <text:p text:style-name="P21"><text:span text:style-name="T5"><text:s text:c="2"/></text:span><text:span text:style-name="T2">si</text:span><text:span text:style-name="T5"> (edad &gt; 65) </text:span><text:span text:style-name="T2">entonces</text:span><text:span text:style-name="T5"><text:tab/>/* Casos particulares */</text:span></text:p>
      <text:p text:style-name="P25"><text:s text:c="5"/>descuento = precio * 0.15</text:p>
      <text:p text:style-name="P21"><text:span text:style-name="T5"><text:s text:c="2"/></text:span><text:span text:style-name="T2">si</text:span><text:span text:style-name="T5"> (edad &lt; 25) </text:span><text:span text:style-name="T2">entonces</text:span></text:p>
      <text:p text:style-name="P25"><text:s text:c="5"/>descuento = precio * 0.10</text:p>
      <text:p text:style-name="P25"><text:s text:c="2"/></text:p>
      <text:p text:style-name="P21"><text:span text:style-name="T5"><text:s/></text:span><text:span text:style-name="T2">devolver</text:span><text:span text:style-name="T5"> (descuento)</text:span></text:p>
      <text:p text:style-name="P23">fin</text:p>
      <text:p text:style-name="P19"/>
      <text:p text:style-name="P3">Ejercicio 68 – Ordenar tres números</text:p>
      <text:p text:style-name="P7"><text:span text:style-name="T3">algoritmo</text:span><text:span text:style-name="T5"> ordenar_números</text:span></text:p>
      <text:p text:style-name="P8">variables </text:p>
      <text:p text:style-name="P10"><text:tab/>a, b, c son enteros</text:p>
      <text:p text:style-name="P9">inicio</text:p>
      <text:p text:style-name="P10"><text:tab/>escribir(“Introduce tres números enteros: ”)</text:p>
      <text:p text:style-name="P10"><text:tab/>leer(a, b, c)</text:p>
      <text:p text:style-name="P10"><text:tab/>ordenar(&amp;a, &amp;b, &amp;c)</text:p>
      <text:p text:style-name="P10"><text:tab/>escribir(“Los números ordenados son: ”, a, b, c)</text:p>
      <text:p text:style-name="P9">fin</text:p>
      <text:p text:style-name="P10"/>
      <text:p text:style-name="P10"><text:span text:style-name="T12">procedimiento</text:span> ordenar(*a es entero, *b es entero, *c es entero)</text:p>
      <text:p text:style-name="P9">variables</text:p>
      <text:p text:style-name="P10"><text:tab/>mayor, mediano, menor son enteros</text:p>
      <text:p text:style-name="P9">inicio</text:p>
      <text:p text:style-name="P10"><text:tab/><text:span text:style-name="T12">si</text:span> (*a &gt; *b) &amp;&amp; (*b &gt; *c)</text:p>
      <text:p text:style-name="P10"><text:tab/><text:span text:style-name="T12">inicio</text:span></text:p>
      <text:p text:style-name="P10"><text:tab/><text:tab/>mayor = *a</text:p>
      <text:p text:style-name="P10"><text:tab/><text:tab/>mediano = *b</text:p>
      <text:p text:style-name="P10"><text:tab/><text:tab/>menor = *c</text:p>
      <text:p text:style-name="P10"><text:tab/><text:span text:style-name="T12">fin</text:span></text:p>
      <text:p text:style-name="P10"><text:tab/><text:span text:style-name="T12">si</text:span> (*a &gt; *c) &amp;&amp; (*c &gt; *b)</text:p>
      <text:p text:style-name="P10"><text:tab/><text:span text:style-name="T12">inicio</text:span></text:p>
      <text:p text:style-name="P10"><text:tab/><text:tab/>mayor = *a</text:p>
      <text:p text:style-name="P10"><text:tab/><text:tab/>mediano = *c</text:p>
      <text:p text:style-name="P10"><text:tab/><text:tab/>menor = *b</text:p>
      <text:p text:style-name="P10"><text:tab/><text:span text:style-name="T12">fin</text:span></text:p>
      <text:p text:style-name="P10"><text:tab/><text:span text:style-name="T12">si</text:span> (*b &gt; *a) &amp;&amp; (*a &gt; *c)</text:p>
      <text:p text:style-name="P10"><text:tab/><text:span text:style-name="T12">inicio</text:span></text:p>
      <text:p text:style-name="P10"><text:tab/><text:tab/>mayor = *b</text:p>
      <text:p text:style-name="P10"><text:tab/><text:tab/>mediano = *a</text:p>
      <text:p text:style-name="P10"><text:tab/><text:tab/>menor = *c</text:p>
      <text:p text:style-name="P10"><text:tab/><text:span text:style-name="T12">fin</text:span></text:p>
      <text:p text:style-name="P10"><text:tab/><text:span text:style-name="T12">si</text:span> (*b &gt; *c) &amp;&amp; (*c &gt; *a)</text:p>
      <text:p text:style-name="P10"><text:tab/><text:span text:style-name="T12">inicio</text:span></text:p>
      <text:p text:style-name="P10"><text:tab/><text:tab/>mayor = *b</text:p>
      <text:p text:style-name="P10"><text:tab/><text:tab/>mediano = *c</text:p>
      <text:p text:style-name="P10"><text:soft-page-break/><text:tab/><text:tab/>menor = *a</text:p>
      <text:p text:style-name="P10"><text:tab/><text:span text:style-name="T12">fin</text:span></text:p>
      <text:p text:style-name="P10"><text:tab/><text:span text:style-name="T12">si</text:span> (*c &gt; *a) &amp;&amp; (*a &gt; *b)</text:p>
      <text:p text:style-name="P10"><text:tab/><text:span text:style-name="T12">inicio</text:span></text:p>
      <text:p text:style-name="P10"><text:tab/><text:tab/>mayor = *c</text:p>
      <text:p text:style-name="P10"><text:tab/><text:tab/>mediano = *a</text:p>
      <text:p text:style-name="P10"><text:tab/><text:tab/>menor = *b</text:p>
      <text:p text:style-name="P10"><text:tab/><text:span text:style-name="T12">fin</text:span></text:p>
      <text:p text:style-name="P10"><text:tab/><text:span text:style-name="T12">si</text:span> (*c &gt; *b) &amp;&amp; (*b &gt; *a)</text:p>
      <text:p text:style-name="P10"><text:tab/><text:span text:style-name="T12">inicio</text:span></text:p>
      <text:p text:style-name="P10"><text:tab/><text:tab/>mayor = *c</text:p>
      <text:p text:style-name="P10"><text:tab/><text:tab/>mediano = *b</text:p>
      <text:p text:style-name="P10"><text:tab/><text:tab/>menor = *a</text:p>
      <text:p text:style-name="P10"><text:tab/><text:span text:style-name="T12">fin</text:span></text:p>
      <text:p text:style-name="P10"/>
      <text:p text:style-name="P10"><text:tab/>// Asignamos los resultados a los parámetros, para devolverlos al programa principal</text:p>
      <text:p text:style-name="P10"><text:tab/>// en los parámetros a, b y c</text:p>
      <text:p text:style-name="P10"><text:tab/>*a = menor</text:p>
      <text:p text:style-name="P10"><text:tab/>*b = mediano</text:p>
      <text:p text:style-name="P10"><text:tab/>*c = mayor</text:p>
      <text:p text:style-name="P9">fin</text:p>
      <text:p text:style-name="P9"/>
      <text:p text:style-name="P3">Ejercicio 69 – Escribir números en forma de letras</text:p>
      <text:p text:style-name="P7"><text:span text:style-name="T3">algoritmo</text:span><text:span text:style-name="T5"> escribir_números</text:span></text:p>
      <text:p text:style-name="P8">variables </text:p>
      <text:p text:style-name="P10"><text:tab/>numero es entero</text:p>
      <text:p text:style-name="P10"><text:tab/>unid, dec, cent son enteros <text:s text:c="2"/>/* Unidades, decenas, centenas */</text:p>
      <text:p text:style-name="P10"><text:tab/>umill, dmill son enteros <text:s text:c="5"/>/* Unidades de millar y decenas de millar*/</text:p>
      <text:p text:style-name="P8">inicio</text:p>
      <text:p text:style-name="P10"><text:tab/>escribir("Introduzca un número entero (máximo 5 cifras)")</text:p>
      <text:p text:style-name="P10"><text:tab/>leer(numero)</text:p>
      <text:p text:style-name="P10"><text:tab/>extraer_digitos(numero, &amp;unid, &amp;dec, &amp;cent, &amp;umill, &amp;dmill) <text:s/>/* Separar el nº en dígitos */</text:p>
      <text:p text:style-name="P10"><text:tab/>escribir_dec_millar(umill, dmill) </text:p>
      <text:p text:style-name="P10"><text:tab/>escribir_uni_millar(umill, dmill)</text:p>
      <text:p text:style-name="P10"><text:tab/>escribir_centenas(unid, dec, cent)</text:p>
      <text:p text:style-name="P10"><text:tab/>escribir_decenas(unid, dec)</text:p>
      <text:p text:style-name="P10"><text:tab/>escribir_unidades(unid, dec)</text:p>
      <text:p text:style-name="P8">fin</text:p>
      <text:p text:style-name="P10"/>
      <text:p text:style-name="P10">/* Extraer los dígitos del número mediante divisiones sucesivas */</text:p>
      <text:p text:style-name="P7"><text:span text:style-name="T3">procedimiento</text:span><text:span text:style-name="T5"> extraer_digitos(numero es entero, *U es entero, *D es entero,</text:span></text:p>
      <text:p text:style-name="P10"><text:s text:c="30"/>*C es entero, *UM es entero, *DM es entero)</text:p>
      <text:p text:style-name="P8">inicio</text:p>
      <text:p text:style-name="P7"><text:span text:style-name="T5"><text:tab/>DM = numero </text:span><text:span text:style-name="T3">div</text:span><text:span text:style-name="T5"> 10000 <text:s text:c="13"/>/* Extraer decenas de millar */</text:span></text:p>
      <text:p text:style-name="P10"><text:tab/>numero = numero – (DM * 10000) <text:s text:c="4"/>/* Extraer unidades de millar */</text:p>
      <text:p text:style-name="P7"><text:span text:style-name="T5"><text:tab/>UM = numero </text:span><text:span text:style-name="T3">div</text:span><text:span text:style-name="T5"> 1000</text:span></text:p>
      <text:p text:style-name="P10"><text:tab/>numero = numero – (UM * 1000) <text:s text:c="5"/>/* Extraer centenas */</text:p>
      <text:p text:style-name="P7"><text:span text:style-name="T5"><text:tab/>C = numero </text:span><text:span text:style-name="T3">div</text:span><text:span text:style-name="T5"> 100</text:span></text:p>
      <text:p text:style-name="P10"><text:tab/>numero = numero – (C * 100) <text:s text:c="7"/>/* Extraer decenas */</text:p>
      <text:p text:style-name="P7"><text:span text:style-name="T5"><text:tab/>D = numero </text:span><text:span text:style-name="T3">div</text:span><text:span text:style-name="T5"> 10</text:span></text:p>
      <text:p text:style-name="P10"><text:tab/>numero = numero – (D * 10) <text:s text:c="8"/>/* Extraer unidades */</text:p>
      <text:p text:style-name="P10"><text:tab/>UM = numero</text:p>
      <text:p text:style-name="P8">fin</text:p>
      <text:p text:style-name="P10"/>
      <text:p text:style-name="P10">/* Escribir las decenas de millar. Se escriben igual que las decenas convencionales */</text:p>
      <text:p text:style-name="P7"><text:span text:style-name="T3">procedimiento</text:span><text:span text:style-name="T5"> escribir_dec_millar(umill es entero, dmill es entero)</text:span></text:p>
      <text:p text:style-name="P8">inicio</text:p>
      <text:p text:style-name="P10"><text:tab/>escribir_decenas(umill, dmill)<text:tab/>/* Reutilizamos la función escribir_decenas */</text:p>
      <text:p text:style-name="P8">fin</text:p>
      <text:p text:style-name="P8"/>
      <text:p text:style-name="P7"><text:span text:style-name="T5">/* Escribir unid. de millar. Se escriben como las unidades convencionales, seguidas de la palabra "mil". Hay varias excepciones. Cuando la unidad de millar es 1 se escribe diferente si hay decenas de millar ("un mil" </text:span><text:span text:style-name="T7"></text:span><text:span text:style-name="T5"> 31050) que si no las hay ("mil" </text:span><text:span text:style-name="T7"></text:span><text:span text:style-name="T5"> 1050). En otro caso (30050, 32050), se escribe la unidad seguida de la palabra "mil" */</text:span></text:p>
      <text:p text:style-name="P7"><text:span text:style-name="T3">procedimiento</text:span><text:span text:style-name="T5"> escribir_uni_millar(umill es entero, dmill es entero)</text:span></text:p>
      <text:p text:style-name="P8">inicio</text:p>
      <text:p text:style-name="P7"><text:span text:style-name="T5"><text:tab/></text:span><text:span text:style-name="T3">si</text:span><text:span text:style-name="T5"> (umill == 1) </text:span><text:span text:style-name="T3">entonces<text:tab/><text:tab/></text:span><text:span text:style-name="T6">/* Casos especiales */</text:span></text:p>
      <text:p text:style-name="P8"><text:tab/>inicio</text:p>
      <text:p text:style-name="P7"><text:soft-page-break/><text:span text:style-name="T3"><text:tab/><text:tab/>si </text:span><text:span text:style-name="T5">(dmill &gt; 1)</text:span><text:span text:style-name="T3"> entonces</text:span><text:span text:style-name="T5"><text:tab/> <text:s text:c="6"/></text:span><text:span text:style-name="T6">/* 21xxx, 31xxx, 41xxx, etc... */</text:span></text:p>
      <text:p text:style-name="P10"><text:tab/><text:tab/> <text:s text:c="2"/>escribir(" un mil ")</text:p>
      <text:p text:style-name="P7"><text:span text:style-name="T5"><text:tab/><text:tab/></text:span><text:span text:style-name="T3">si_no</text:span></text:p>
      <text:p text:style-name="P7"><text:span text:style-name="T5"><text:tab/><text:tab/> <text:s text:c="2"/>escribir(" mil ")<text:tab/><text:tab/></text:span><text:span text:style-name="T6">/* 11xxx, 1xxx */</text:span></text:p>
      <text:p text:style-name="P7"><text:span text:style-name="T5"><text:tab/></text:span><text:span text:style-name="T3">fin</text:span></text:p>
      <text:p text:style-name="P7"><text:span text:style-name="T5"><text:tab/></text:span><text:span text:style-name="T3">si_no<text:tab/><text:tab/><text:tab/><text:tab/><text:tab/><text:tab/></text:span><text:span text:style-name="T5">/* Casos generales */</text:span></text:p>
      <text:p text:style-name="P7"><text:span text:style-name="T5"><text:tab/></text:span><text:span text:style-name="T3">inicio</text:span></text:p>
      <text:p text:style-name="P10"><text:tab/><text:tab/>escribir_unidades(umill, dmill)</text:p>
      <text:p text:style-name="P7"><text:span text:style-name="T5"><text:tab/><text:tab/></text:span><text:span text:style-name="T3">si </text:span><text:span text:style-name="T6">(umill !=0) </text:span><text:span text:style-name="T2">o</text:span><text:span text:style-name="T6"> (dmill !=0)</text:span><text:span text:style-name="T3"> entonces</text:span></text:p>
      <text:p text:style-name="P10"><text:s text:c="14"/>escribir(" mil ")</text:p>
      <text:p text:style-name="P7"><text:span text:style-name="T5"><text:tab/></text:span><text:span text:style-name="T3">fin</text:span></text:p>
      <text:p text:style-name="P8">fin</text:p>
      <text:p text:style-name="P8"/>
      <text:p text:style-name="P10">/* Escribe las centenas. La única excepción es 100 */</text:p>
      <text:p text:style-name="P7"><text:span text:style-name="T3">procedimiento</text:span><text:span text:style-name="T5"> escribir_centenas(unid es entero, dec es entero, cent es entero)</text:span></text:p>
      <text:p text:style-name="P8">inicio</text:p>
      <text:p text:style-name="P7"><text:span text:style-name="T5"><text:tab/></text:span><text:span text:style-name="T3">si</text:span><text:span text:style-name="T5"> (unid == 0) </text:span><text:span text:style-name="T3">y</text:span><text:span text:style-name="T5"> (dec == 0) </text:span><text:span text:style-name="T3">y</text:span><text:span text:style-name="T5"> (cent == 1) </text:span><text:span text:style-name="T3">entonces<text:tab/></text:span><text:span text:style-name="T5">/* Caso excepcional */</text:span></text:p>
      <text:p text:style-name="P10"><text:tab/><text:tab/>escribir ("cien")</text:p>
      <text:p text:style-name="P7"><text:span text:style-name="T5"><text:tab/></text:span><text:span text:style-name="T3">si_no<text:tab/><text:tab/><text:tab/><text:tab/><text:tab/><text:tab/><text:tab/></text:span><text:span text:style-name="T5"><text:tab/>/* Caso general */</text:span></text:p>
      <text:p text:style-name="P7"><text:span text:style-name="T5"><text:tab/><text:tab/></text:span><text:span text:style-name="T3">según</text:span><text:span text:style-name="T5"> (cent) </text:span><text:span text:style-name="T3">hacer</text:span></text:p>
      <text:p text:style-name="P7"><text:span text:style-name="T5"><text:tab/><text:tab/></text:span><text:span text:style-name="T3">inicio</text:span></text:p>
      <text:p text:style-name="P10"><text:tab/><text:tab/><text:tab/>1: escribir("ciento")</text:p>
      <text:p text:style-name="P10"><text:tab/><text:tab/><text:tab/>2: escribir("doscientos")</text:p>
      <text:p text:style-name="P10"><text:tab/><text:tab/><text:tab/>3: escribir("trescientos")</text:p>
      <text:p text:style-name="P7"><text:span text:style-name="T5"><text:tab/><text:tab/><text:tab/></text:span><text:span text:style-name="T3">...</text:span></text:p>
      <text:p text:style-name="P10"><text:tab/><text:tab/><text:tab/>9: escribir("novecientos")</text:p>
      <text:p text:style-name="P7"><text:span text:style-name="T5"><text:tab/><text:tab/></text:span><text:span text:style-name="T3">fin</text:span></text:p>
      <text:p text:style-name="P8">fin</text:p>
      <text:p text:style-name="P10"/>
      <text:p text:style-name="P7"><text:span text:style-name="T5">/* Escribir las decenas. Los números del 10 al 19 se tratan como excepciones. También el 20 frente al caso general (2x = "veinti…"). En el resto de decenas, se escribe una " y " si la unidad no es cero (ej: 3x = "treinta </text:span><text:span text:style-name="T3">y</text:span><text:span text:style-name="T5"> …") */</text:span></text:p>
      <text:p text:style-name="P7"><text:span text:style-name="T3">procedimiento</text:span><text:span text:style-name="T5"> escribir_decenas(unid es entero, dec es entero)</text:span></text:p>
      <text:p text:style-name="P8">inicio</text:p>
      <text:p text:style-name="P7"><text:span text:style-name="T5"><text:tab/></text:span><text:span text:style-name="T3">si</text:span><text:span text:style-name="T5"> (dec == 1) </text:span><text:span text:style-name="T3">entonces<text:tab/><text:tab/><text:tab/></text:span><text:span text:style-name="T5">/* Casos especiales (de 10 a 19) */</text:span></text:p>
      <text:p text:style-name="P7"><text:span text:style-name="T5"><text:tab/><text:tab/></text:span><text:span text:style-name="T3">según</text:span><text:span text:style-name="T5"> (unid) </text:span><text:span text:style-name="T3">hacer</text:span></text:p>
      <text:p text:style-name="P7"><text:span text:style-name="T5"><text:tab/><text:tab/></text:span><text:span text:style-name="T3">inicio</text:span></text:p>
      <text:p text:style-name="P10"><text:tab/><text:tab/><text:tab/>0: escribir("diez")</text:p>
      <text:p text:style-name="P10"><text:tab/><text:tab/><text:tab/>1: escribir(" escribir ("Tu puntuación final: ", puntos_humano)</text:p>
      <text:p text:style-name="P10"><text:s text:c="2"/>escribir ("Mi puntuación funal: ", puntos_ordenad6or)</text:p>
      <text:p text:style-name="P10"><text:s text:c="2"/>si (puntos_humano &gt; puntos_ordenador) entonces</text:p>
      <text:p text:style-name="P10"><text:s text:c="4"/>escribir("¡Has ganado, enhorabuena!")</text:p>
      <text:p text:style-name="P10"><text:s text:c="2"/>si_no</text:p>
      <text:p text:style-name="P10"><text:s text:c="4"/>si (puntos_ordenador &lt; puntos_humano) entonces</text:p>
      <text:p text:style-name="P10"><text:s text:c="7"/>escribir("Te he ganado. Inténtalo en otra ocasión.")</text:p>
      <text:p text:style-name="P10"><text:s text:c="4"/>si_no</text:p>
      <text:p text:style-name="P10"><text:s text:c="7"/>escribir("Hemos empatado. Intenta ganarme otro día.")once")</text:p>
      <text:p text:style-name="P10"><text:tab/><text:tab/><text:tab/>2: escribir("doce")</text:p>
      <text:p text:style-name="P10"><text:tab/><text:tab/><text:tab/>3: escribir("trece")</text:p>
      <text:p text:style-name="P7"><text:span text:style-name="T5"><text:tab/><text:tab/><text:tab/></text:span><text:span text:style-name="T3">...</text:span></text:p>
      <text:p text:style-name="P10"><text:tab/><text:tab/><text:tab/>9: escribir("diecinueve")</text:p>
      <text:p text:style-name="P7"><text:span text:style-name="T5"><text:tab/><text:tab/></text:span><text:span text:style-name="T3">fin</text:span></text:p>
      <text:p text:style-name="P7"><text:span text:style-name="T5"><text:tab/></text:span><text:span text:style-name="T3">si</text:span><text:span text:style-name="T5"> (dec == 2) </text:span><text:span text:style-name="T3">entonces<text:tab/><text:tab/><text:tab/></text:span><text:span text:style-name="T5">/* De 20 a 29 */</text:span></text:p>
      <text:p text:style-name="P7"><text:span text:style-name="T5"><text:tab/></text:span><text:span text:style-name="T3">incio</text:span></text:p>
      <text:p text:style-name="P7"><text:span text:style-name="T5"><text:tab/><text:tab/></text:span><text:span text:style-name="T3">si</text:span><text:span text:style-name="T5"> (unid == 0) </text:span><text:span text:style-name="T3">entonces</text:span></text:p>
      <text:p text:style-name="P10"><text:tab/><text:tab/><text:tab/>escribir ("veinte")</text:p>
      <text:p text:style-name="P7"><text:span text:style-name="T5"><text:tab/><text:tab/></text:span><text:span text:style-name="T3">si_no</text:span></text:p>
      <text:p text:style-name="P10"><text:tab/><text:tab/><text:tab/>escribir ("veinti")</text:p>
      <text:p text:style-name="P7"><text:span text:style-name="T5"><text:tab/></text:span><text:span text:style-name="T3">fin</text:span></text:p>
      <text:p text:style-name="P7"><text:span text:style-name="T5"><text:tab/></text:span><text:span text:style-name="T3">si</text:span><text:span text:style-name="T5"> (dec &gt;= 3) </text:span><text:span text:style-name="T3">entonces<text:tab/><text:tab/></text:span><text:span text:style-name="T5"><text:tab/>/* Resto de casos (de 30 a 99) */</text:span></text:p>
      <text:p text:style-name="P7"><text:span text:style-name="T5"><text:tab/></text:span><text:span text:style-name="T3">inicio</text:span></text:p>
      <text:p text:style-name="P7"><text:span text:style-name="T5"><text:tab/><text:tab/></text:span><text:span text:style-name="T3">según</text:span><text:span text:style-name="T5"> (dec) </text:span><text:span text:style-name="T3">hacer</text:span></text:p>
      <text:p text:style-name="P7"><text:span text:style-name="T5"><text:tab/><text:tab/></text:span><text:span text:style-name="T3">inicio</text:span></text:p>
      <text:p text:style-name="P10"><text:tab/><text:tab/><text:tab/>3: escribir("treinta")</text:p>
      <text:p text:style-name="P10"><text:tab/><text:tab/><text:tab/>4: escribir("cuarenta")</text:p>
      <text:p text:style-name="P10"><text:tab/><text:tab/><text:tab/>5: escribir("cincuenta")</text:p>
      <text:p text:style-name="P7"><text:span text:style-name="T5"><text:tab/><text:tab/><text:tab/></text:span><text:span text:style-name="T3">...</text:span></text:p>
      <text:p text:style-name="P10"><text:tab/><text:tab/><text:tab/>9: escribir("noventa")</text:p>
      <text:p text:style-name="P7"><text:span text:style-name="T5"><text:tab/><text:tab/></text:span><text:span text:style-name="T3">fin</text:span></text:p>
      <text:p text:style-name="P7"><text:span text:style-name="T5"><text:tab/><text:tab/></text:span><text:span text:style-name="T3">si</text:span><text:span text:style-name="T5"> (unid != 0) </text:span><text:span text:style-name="T3">entonces</text:span></text:p>
      <text:p text:style-name="P10"><text:tab/><text:tab/><text:tab/>escribir (" y ")</text:p>
      <text:p text:style-name="P7"><text:soft-page-break/><text:span text:style-name="T5"><text:tab/></text:span><text:span text:style-name="T3">fin</text:span></text:p>
      <text:p text:style-name="P7"><text:span text:style-name="T3">fin</text:span><text:span text:style-name="T5"> /* procedimiento escribir_decenas */</text:span></text:p>
      <text:p text:style-name="P10"/>
      <text:p text:style-name="P10">/* Escribe las unidades. Excepción: cuando la decena es 1 (10, 11, 12, etc). Estos casos</text:p>
      <text:p text:style-name="P10">se escriben en el procedimiento escribir_decena */</text:p>
      <text:p text:style-name="P7"><text:span text:style-name="T3">procedimiento</text:span><text:span text:style-name="T5"> escribir_unidades(unid es entero, dec es entero)</text:span></text:p>
      <text:p text:style-name="P8">inicio</text:p>
      <text:p text:style-name="P7"><text:span text:style-name="T5"><text:tab/></text:span><text:span text:style-name="T3">si</text:span><text:span text:style-name="T5"> (dec != 1) </text:span><text:span text:style-name="T3">entonces<text:tab/></text:span><text:span text:style-name="T5"><text:tab/>/* Si el nº está entre 10 y 19, no escribir nada */</text:span></text:p>
      <text:p text:style-name="P7"><text:span text:style-name="T5"><text:tab/><text:tab/></text:span><text:span text:style-name="T3">según</text:span><text:span text:style-name="T5"> (unid) </text:span><text:span text:style-name="T3">hacer<text:tab/></text:span><text:span text:style-name="T5"><text:tab/>/* En cualquier otro caso, escribir la unidad */</text:span></text:p>
      <text:p text:style-name="P7"><text:span text:style-name="T5"><text:tab/><text:tab/></text:span><text:span text:style-name="T3">inicio</text:span></text:p>
      <text:p text:style-name="P10"><text:tab/><text:tab/><text:tab/>1: escribir("uno")</text:p>
      <text:p text:style-name="P10"><text:tab/><text:tab/><text:tab/>2: escribir("dos")</text:p>
      <text:p text:style-name="P10"><text:tab/><text:tab/><text:tab/>3: escribir("tres")</text:p>
      <text:p text:style-name="P7"><text:span text:style-name="T5"><text:tab/><text:tab/><text:tab/></text:span><text:span text:style-name="T3">...</text:span></text:p>
      <text:p text:style-name="P10"><text:tab/><text:tab/><text:tab/>9: escribir("nueve")</text:p>
      <text:p text:style-name="P7"><text:span text:style-name="T5"><text:tab/><text:tab/></text:span><text:span text:style-name="T3">fin</text:span></text:p>
      <text:p text:style-name="P8">fin</text:p>
      <text:p text:style-name="P8"/>
      <text:p text:style-name="P3">Ejercicio 70 – Convertir números binarios a decimales</text:p>
      <text:p text:style-name="P7"><text:span text:style-name="T3">algoritmo</text:span><text:span text:style-name="T5"> convertir_binario_a_decimal</text:span></text:p>
      <text:p text:style-name="P8">variables </text:p>
      <text:p text:style-name="P10"><text:tab/>bin, dec son enteros</text:p>
      <text:p text:style-name="P9">inicio</text:p>
      <text:p text:style-name="P10"><text:tab/>escribir(“Introduzca un número binario (máximo 8 cifras)”)</text:p>
      <text:p text:style-name="P10"><text:tab/>leer(bin)</text:p>
      <text:p text:style-name="P10"/>
      <text:p text:style-name="P10"><text:tab/>dec = convertir(bin)</text:p>
      <text:p text:style-name="P10"><text:tab/>escribir(“El número decimal es:”, dec)</text:p>
      <text:p text:style-name="P9">fin</text:p>
      <text:p text:style-name="P10"/>
      <text:p text:style-name="P10"/>
      <text:p text:style-name="P10">/* Esta función recibe como parámetro un número binario en una variable de tipo entero</text:p>
      <text:p text:style-name="P10"><text:s text:c="3"/>y lo convierte a decimal, devolviéndolo también como un entero */</text:p>
      <text:p text:style-name="P10"/>
      <text:p text:style-name="P10">entero <text:span text:style-name="T12">función</text:span> convertir(bin es entero)</text:p>
      <text:p text:style-name="P9">variables</text:p>
      <text:p text:style-name="P10"><text:tab/>r, posicion, digito son enteros</text:p>
      <text:p text:style-name="P9">inicio</text:p>
      <text:p text:style-name="P11"><text:tab/>r = 0<text:tab/><text:tab/><text:tab/><text:tab/><text:tab/><text:tab/><text:tab/>/* Resultado (acumulador) */</text:p>
      <text:p text:style-name="P11"><text:tab/>posicion = 0<text:tab/><text:tab/><text:tab/><text:tab/><text:tab/>/* “Peso” del primer dígito binario */</text:p>
      <text:p text:style-name="P11"/>
      <text:p text:style-name="P11"><text:tab/><text:span text:style-name="T12">mientras</text:span> (bin != 0) <text:span text:style-name="T12">hacer</text:span></text:p>
      <text:p text:style-name="P11"><text:tab/><text:span text:style-name="T12">inicio</text:span></text:p>
      <text:p text:style-name="P11"><text:tab/><text:tab/>digito = bin % 10 <text:tab/><text:tab/><text:tab/>/* Extraemos un dígito */</text:p>
      <text:p text:style-name="P11"><text:tab/><text:tab/>r = r + (digito * 2 ^ posicion)<text:tab/>/* Acumulamos el resultado */</text:p>
      <text:p text:style-name="P11"><text:tab/><text:tab/>bin = bin div 10<text:tab/><text:tab/><text:tab/>/* Eliminamos el dígito recién procesado */</text:p>
      <text:p text:style-name="P11"><text:tab/><text:tab/>posicion = posicion + 1<text:tab/><text:tab/>/* Actualizamos la posición */</text:p>
      <text:p text:style-name="P10"><text:tab/><text:span text:style-name="T12">fin</text:span></text:p>
      <text:p text:style-name="P10"/>
      <text:p text:style-name="P10"><text:tab/><text:span text:style-name="T12">devolver</text:span> (r)</text:p>
      <text:p text:style-name="P9">fin</text:p>
      <text:p text:style-name="P39"/>
      <text:p text:style-name="P4">Ejercicio 71 – Convertir a modular el juego de los dados</text:p>
      <text:p text:style-name="P40"><text:span text:style-name="T11">algoritmo</text:span> dados</text:p>
      <text:p text:style-name="P41">variables</text:p>
      <text:p text:style-name="P40"><text:s text:c="2"/>puntos_maquina, puntos_humano son enteros</text:p>
      <text:p text:style-name="P40"><text:s text:c="2"/>turno es cadena</text:p>
      <text:p text:style-name="P40"><text:s text:c="2"/>tirada es carácter</text:p>
      <text:p text:style-name="P40"><text:s text:c="2"/>dado1, dado2, dado3 son enteros</text:p>
      <text:p text:style-name="P40"><text:s text:c="2"/>premio es entero</text:p>
      <text:p text:style-name="P41">inicio</text:p>
      <text:p text:style-name="P40"><text:s text:c="2"/>puntos_ordenador = 0</text:p>
      <text:p text:style-name="P40"><text:s text:c="2"/>puntos_humano = 0</text:p>
      <text:p text:style-name="P40"><text:s text:c="2"/>turno = "HUMANO"</text:p>
      <text:p text:style-name="P40"><text:s text:c="2"/><text:span text:style-name="T11">repetir</text:span></text:p>
      <text:p text:style-name="P40"><text:s text:c="2"/><text:span text:style-name="T11">inicio</text:span></text:p>
      <text:p text:style-name="P40"><text:s text:c="4"/>tirada = manejar_turno(turno)</text:p>
      <text:p text:style-name="P41"><text:soft-page-break/></text:p>
      <text:p text:style-name="P40"><text:s text:c="4"/><text:span text:style-name="T11">si</text:span> (tirada != 'Q') <text:span text:style-name="T11">entonces</text:span></text:p>
      <text:p text:style-name="P40"><text:s text:c="4"/><text:span text:style-name="T11">inicio</text:span></text:p>
      <text:p text:style-name="P40"><text:s text:c="6"/>tirar_dados(&amp;dado1, &amp;dado2, &amp;dado3)</text:p>
      <text:p text:style-name="P44"><text:s text:c="6"/>premio = comprobar_dados(dado1, dado2, dado3)</text:p>
      <text:p text:style-name="P44"><text:s text:c="6"/>sumar_premio(&amp;turno, premio, &amp;puntos_humano, &amp;puntos_maquina)</text:p>
      <text:p text:style-name="P40"><text:s text:c="4"/><text:span text:style-name="T11">fin</text:span></text:p>
      <text:p text:style-name="P40"><text:s text:c="2"/><text:span text:style-name="T11">fin </text:span></text:p>
      <text:p text:style-name="P40"><text:s text:c="2"/><text:span text:style-name="T11">mientras que</text:span> (tirada != 'Q')</text:p>
      <text:p text:style-name="P40"><text:s text:c="2"/>escribir_resultado(puntos_humano, puntos_maquina)</text:p>
      <text:p text:style-name="P42">fin</text:p>
      <text:p text:style-name="P42"/>
      <text:p text:style-name="P42"/>
      <text:p text:style-name="P44">/* Esta función muestra el turno y lee la tirada del jugador humano (si es su turno).</text:p>
      <text:p text:style-name="P44"><text:s text:c="3"/>Devuelve la tirada del humano */</text:p>
      <text:p text:style-name="P42"><text:span text:style-name="T13">carácter</text:span> función <text:span text:style-name="T13">manejar_turno(turno es cadena)</text:span></text:p>
      <text:p text:style-name="P42">variables</text:p>
      <text:p text:style-name="P44"><text:s text:c="4"/>tirada es carácter</text:p>
      <text:p text:style-name="P42">inicio</text:p>
      <text:p text:style-name="P40"><text:span text:style-name="T11"><text:s text:c="4"/>si</text:span> (turno == "HUMANO") <text:span text:style-name="T11">entonces</text:span></text:p>
      <text:p text:style-name="P40"><text:s text:c="4"/><text:span text:style-name="T11">inicio</text:span></text:p>
      <text:p text:style-name="P40"><text:s text:c="6"/><text:span text:style-name="T13">escribir</text:span> ("<text:span text:style-name="T15">Es tu turno. Pulsa Enter para tirar los dados o Q para terminar</text:span>")</text:p>
      <text:p text:style-name="P40"><text:s text:c="6"/><text:span text:style-name="T13">leer</text:span> (tirada)</text:p>
      <text:p text:style-name="P40"><text:s text:c="4"/><text:span text:style-name="T11">fin</text:span></text:p>
      <text:p text:style-name="P40"><text:s text:c="4"/><text:span text:style-name="T11">si_no</text:span></text:p>
      <text:p text:style-name="P41"><text:s text:c="4"/>inicio</text:p>
      <text:p text:style-name="P42"><text:s text:c="6"/><text:span text:style-name="T13">escribir</text:span> <text:span text:style-name="T13">("Es mi turno.")</text:span></text:p>
      <text:p text:style-name="P44"><text:s text:c="6"/>tirada = ' '</text:p>
      <text:p text:style-name="P42"><text:span text:style-name="T13"><text:s text:c="4"/></text:span>fin</text:p>
      <text:p text:style-name="P44"/>
      <text:p text:style-name="P42"><text:span text:style-name="T13"><text:s text:c="4"/></text:span>devolver<text:span text:style-name="T13">(tirada)</text:span></text:p>
      <text:p text:style-name="P42">fin</text:p>
      <text:p text:style-name="P44"/>
      <text:p text:style-name="P44"/>
      <text:p text:style-name="P44">/* Esta función sirve para tirar los tres dados al azar. Devuelve el valor de los</text:p>
      <text:p text:style-name="P44"><text:s text:c="3"/>dados dentro de las variables pasadas por referencia */</text:p>
      <text:p text:style-name="P42">procedimiento<text:span text:style-name="T13"> tirar_dados(*dado1 es entero, *dado2 es entero, *dado3 es entero)</text:span></text:p>
      <text:p text:style-name="P42">inicio</text:p>
      <text:p text:style-name="P40"><text:s text:c="6"/>*dado1 = <text:span text:style-name="T11">aleatorio</text:span>(6) + 1</text:p>
      <text:p text:style-name="P40"><text:s text:c="6"/>*dado2 = <text:span text:style-name="T11">aleatorio</text:span>(6) + 1</text:p>
      <text:p text:style-name="P40"><text:s text:c="6"/>*dado3 = <text:span text:style-name="T11">aleatorio</text:span>(6) + 1</text:p>
      <text:p text:style-name="P40"><text:s text:c="6"/><text:span text:style-name="T11">escribir</text:span>("La tirada ha sido: ", *dado1, *dado2, *dado3)</text:p>
      <text:p text:style-name="P42">fin</text:p>
      <text:p text:style-name="P44"/>
      <text:p text:style-name="P44"/>
      <text:p text:style-name="P42"><text:span text:style-name="T13">entero </text:span>función <text:span text:style-name="T13">comprobar_premio(dado1 es entero, dado2 es entero, dado3 es entero)</text:span></text:p>
      <text:p text:style-name="P42">variables</text:p>
      <text:p text:style-name="P44"><text:s text:c="6"/>premio es entero</text:p>
      <text:p text:style-name="P42">inicio</text:p>
      <text:p text:style-name="P40"><text:s text:c="6"/><text:span text:style-name="T13">premio</text:span> = 0</text:p>
      <text:p text:style-name="P40"><text:s text:c="6"/><text:span text:style-name="T11">si</text:span> (dado1 == dado2) <text:span text:style-name="T11">o</text:span> (dado1 == dado3) <text:span text:style-name="T11">entonces</text:span></text:p>
      <text:p text:style-name="P40"><text:s text:c="9"/>premio = 10</text:p>
      <text:p text:style-name="P40"><text:s text:c="6"/><text:span text:style-name="T11">si</text:span> (dado1 == dado2) <text:span text:style-name="T11">y</text:span> (dado1 == dado3) <text:span text:style-name="T11">entonces</text:span></text:p>
      <text:p text:style-name="P40"><text:s text:c="6"/><text:span text:style-name="T11">inicio</text:span></text:p>
      <text:p text:style-name="P40"><text:s text:c="9"/><text:span text:style-name="T11">si</text:span> (dado1 == 6) <text:span text:style-name="T11">entonces</text:span></text:p>
      <text:p text:style-name="P40"><text:s text:c="12"/>premio = 50</text:p>
      <text:p text:style-name="P40"><text:s text:c="9"/><text:span text:style-name="T11">si_no</text:span></text:p>
      <text:p text:style-name="P40"><text:s text:c="12"/>premio = 20</text:p>
      <text:p text:style-name="P42"><text:span text:style-name="T13"><text:s text:c="6"/></text:span><text:span text:style-name="T16">fin</text:span></text:p>
      <text:p text:style-name="P43"/>
      <text:p text:style-name="P42"><text:span text:style-name="T16"><text:s text:c="6"/>devolver</text:span><text:span text:style-name="T13">(premio)</text:span></text:p>
      <text:p text:style-name="P43">fin</text:p>
      <text:p text:style-name="P43"/>
      <text:p text:style-name="P43"/>
      <text:p text:style-name="P43"/>
      <text:p text:style-name="P44"><text:span text:style-name="T12">procedimiento</text:span> sumar_premio(*turno es cadena, premio es entero, </text:p>
      <text:p text:style-name="P44"><text:s text:c="27"/>*puntos_humano es entero, *puntos_maquina es entero)</text:p>
      <text:p text:style-name="P42">inicio</text:p>
      <text:p text:style-name="P40"><text:s text:c="6"/><text:span text:style-name="T11">si</text:span> (turno == "HUMANO") <text:span text:style-name="T11">entonces</text:span></text:p>
      <text:p text:style-name="P40"><text:s text:c="6"/><text:span text:style-name="T11">inicio</text:span></text:p>
      <text:p text:style-name="P40"><text:s text:c="9"/>*puntos_humano = *puntos_humano + premio</text:p>
      <text:p text:style-name="P40"><text:soft-page-break/><text:s text:c="9"/>*turno = "ORDENADOR"</text:p>
      <text:p text:style-name="P40"><text:s text:c="6"/><text:span text:style-name="T11">fin</text:span></text:p>
      <text:p text:style-name="P40"><text:s text:c="6"/><text:span text:style-name="T11">si_no</text:span></text:p>
      <text:p text:style-name="P40"><text:s text:c="6"/><text:span text:style-name="T11">inicio</text:span></text:p>
      <text:p text:style-name="P40"><text:s text:c="9"/>*puntos_ordenador = *puntos_ordenador + premio</text:p>
      <text:p text:style-name="P40"><text:s text:c="9"/>*turno = "HUMANO"</text:p>
      <text:p text:style-name="P40"><text:s text:c="6"/><text:span text:style-name="T11">fin</text:span></text:p>
      <text:p text:style-name="P43">fin</text:p>
      <text:p text:style-name="P43"/>
      <text:p text:style-name="P42"><text:span text:style-name="T16">procedimiento</text:span><text:span text:style-name="T13"> escribir_resultado(puntos_humano es entero, puntos_maquina es entero)</text:span></text:p>
      <text:p text:style-name="P42">inicio</text:p>
      <text:p text:style-name="P40"><text:s text:c="2"/><text:span text:style-name="T13">escribir</text:span> ("Tu puntuación final: ", puntos_humano)</text:p>
      <text:p text:style-name="P40"><text:s text:c="2"/><text:span text:style-name="T13">escribir</text:span> ("Mi puntuación funal: ", puntos_maquina)</text:p>
      <text:p text:style-name="P40"><text:s text:c="2"/><text:span text:style-name="T11">si</text:span> (puntos_humano &gt; puntos_maquina) <text:span text:style-name="T11">entonces</text:span></text:p>
      <text:p text:style-name="P40"><text:s text:c="4"/><text:span text:style-name="T13">escribir</text:span>("¡Has ganado, enhorabuena!")</text:p>
      <text:p text:style-name="P40"><text:s text:c="2"/><text:span text:style-name="T11">si_no</text:span></text:p>
      <text:p text:style-name="P40"><text:s text:c="4"/><text:span text:style-name="T11">si</text:span> (puntos_maquina &gt; puntos_humano) <text:span text:style-name="T11">entonces</text:span></text:p>
      <text:p text:style-name="P40"><text:s text:c="6"/><text:span text:style-name="T13"><text:s/>escribir("Te he ganado. Inténtalo en otra ocasión.")</text:span></text:p>
      <text:p text:style-name="P41"><text:s text:c="4"/>si_no</text:p>
      <text:p text:style-name="P42"><text:span text:style-name="T16"><text:s text:c="3"/></text:span><text:span text:style-name="T13"><text:s text:c="4"/>escribir("Hemos empatado. ¡Intenta ganarme otro día!")</text:span></text:p>
      <text:p text:style-name="P42">fin</text:p>
      <text:p text:style-name="P42"/>
      <text:p text:style-name="P4">Ejercicio 72 – Convertir a modular el programa de las notas de los alumnos</text:p>
      <text:p text:style-name="P5">Se han hecho <text:s/>dos subalgoritmos: uno para calcular la nota media y otro para mostrar el resultado. La estructura modular sería ésta:</text:p>
      <text:p text:style-name="P5"><draw:frame draw:style-name="fr2" draw:name="Marco48" text:anchor-type="paragraph" svg:x="1.111cm" svg:y="0.695cm" svg:width="15.383cm" draw:z-index="16"><draw:text-box fo:min-height="3.321cm"><text:p text:style-name="P37"><draw:frame draw:style-name="fr3" draw:name="Marco49" text:anchor-type="char" svg:x="6.281cm" svg:y="0.399cm" svg:width="2.84cm" svg:height="0.628cm" draw:z-index="17"><draw:text-box><text:p text:style-name="P48">Módulo principal</text:p></draw:text-box></draw:frame></text:p><text:p text:style-name="P37"/><text:p text:style-name="P36"><draw:custom-shape text:anchor-type="char" draw:z-index="22" draw:style-name="gr2" draw:text-style-name="P55" svg:width="4.596cm" svg:height="0.338cm" svg:x="5.535cm" svg:y="0.129cm"><text:p/><draw:enhanced-geometry svg:viewBox="0 0 2451 351" draw:type="non-primitive" draw:enhanced-path="M 0 0 C 237 114 475 228 741 285 1007 342 1311 351 1596 342 1881 333 2166 280 2451 228 N"/></draw:custom-shape><draw:line text:anchor-type="char" draw:z-index="20" draw:style-name="gr1" draw:text-style-name="P54" svg:x1="7.024cm" svg:y1="0.086cm" svg:x2="6.094cm" svg:y2="0.774cm"><text:p/></draw:line><draw:line text:anchor-type="char" draw:z-index="21" draw:style-name="gr1" draw:text-style-name="P54" svg:x1="8.211cm" svg:y1="0.086cm" svg:x2="9.537cm" svg:y2="0.774cm"><text:p/></draw:line></text:p><text:p text:style-name="P37"><draw:frame draw:style-name="fr3" draw:name="Marco52" text:anchor-type="char" svg:x="4.598cm" svg:y="0.305cm" svg:width="3.443cm" svg:height="0.93cm" draw:z-index="18"><draw:text-box><text:p text:style-name="P48">Módulo </text:p><text:p text:style-name="P48">calcular nota media</text:p></draw:text-box></draw:frame><draw:frame draw:style-name="fr3" draw:name="Marco51" text:anchor-type="char" svg:x="8.218cm" svg:y="0.305cm" svg:width="3.141cm" svg:height="0.93cm" draw:z-index="19"><draw:text-box><text:p text:style-name="P48">Módulo </text:p><text:p text:style-name="P48">mostrar resultado</text:p></draw:text-box></draw:frame></text:p><text:p text:style-name="P36"/><text:p text:style-name="Standard"/></draw:text-box></draw:frame></text:p>
      <text:p text:style-name="P5"/>
      <text:p text:style-name="P5"/>
      <text:p text:style-name="Código"><text:span text:style-name="T11">algoritmo</text:span> notas</text:p>
      <text:p text:style-name="P45">variables</text:p>
      <text:p text:style-name="Código"><text:s text:c="2"/>contraseña es cadena</text:p>
      <text:p text:style-name="Código"><text:s text:c="2"/>n_alumnos, alum son enteros</text:p>
      <text:p text:style-name="Código"><text:s text:c="2"/>nota_media es real</text:p>
      <text:p text:style-name="P45">inicio</text:p>
      <text:p text:style-name="Código"><text:s text:c="2"/><text:span text:style-name="T11">escribir</text:span>("Bienvenido al sistema. Por favor, escriba la contraseña.")</text:p>
      <text:p text:style-name="Código"><text:s text:c="2"/><text:span text:style-name="T11">repetir</text:span></text:p>
      <text:p text:style-name="Código"><text:s text:c="4"/><text:span text:style-name="T11">leer</text:span>(contraseña)</text:p>
      <text:p text:style-name="Código"><text:s text:c="2"/><text:span text:style-name="T12">mientras</text:span><text:span text:style-name="T11"> que</text:span> (contraseña == "12345")</text:p>
      <text:p text:style-name="Código"/>
      <text:p text:style-name="Código"><text:s text:c="2"/><text:span text:style-name="T11">escribir</text:span>("Introduzca el número de alumnos")</text:p>
      <text:p text:style-name="Código"><text:s text:c="2"/><text:span text:style-name="T11">leer</text:span> (n_alumnos)</text:p>
      <text:p text:style-name="Código"><text:s text:c="2"/><text:span text:style-name="T11">para</text:span> alum <text:span text:style-name="T11">desde</text:span> 1 <text:span text:style-name="T11">hasta</text:span> n_alumnos <text:span text:style-name="T11">hacer</text:span></text:p>
      <text:p text:style-name="Código"><text:s text:c="2"/><text:span text:style-name="T11">inicio</text:span></text:p>
      <text:p text:style-name="Código"><text:span text:style-name="T11"><text:s text:c="4"/></text:span><text:span text:style-name="T13">nota_media = calcular_nota_media()</text:span></text:p>
      <text:p text:style-name="Código"><text:s text:c="4"/>mostrar_resultado_alum(nota_media)</text:p>
      <text:p text:style-name="Código"><text:s text:c="2"/><text:span text:style-name="T11">fin<text:tab/></text:span></text:p>
      <text:p text:style-name="P45">fin</text:p>
      <text:p text:style-name="P45"/>
      <text:p text:style-name="P45"/>
      <text:p text:style-name="P47">real <text:span text:style-name="T12">función </text:span>calcular_nota_media()</text:p>
      <text:p text:style-name="P45">variable</text:p>
      <text:p text:style-name="P45"><text:s text:c="4"/><text:span text:style-name="T13">asig es entero</text:span></text:p>
      <text:p text:style-name="P47"><text:s text:c="4"/>nota es real</text:p>
      <text:p text:style-name="P47"><text:s text:c="4"/>nota_media es real</text:p>
      <text:p text:style-name="P45">inicio</text:p>
      <text:p text:style-name="Código"><text:s text:c="4"/>nota_media = 0.0</text:p>
      <text:p text:style-name="Código"><text:s text:c="4"/><text:span text:style-name="T11">escribir</text:span> ("Introduciendo notas del alumno/a nº ", alum)</text:p>
      <text:p text:style-name="Código"><text:soft-page-break/><text:s text:c="4"/><text:span text:style-name="T11">para</text:span> asig <text:span text:style-name="T11">desde</text:span> 1 <text:span text:style-name="T11">hasta</text:span> 5 <text:span text:style-name="T11">hacer</text:span></text:p>
      <text:p text:style-name="Código"><text:s text:c="4"/><text:span text:style-name="T11">inicio</text:span></text:p>
      <text:p text:style-name="Código"><text:s text:c="7"/><text:span text:style-name="T11">según</text:span> (asig) <text:span text:style-name="T11">hacer</text:span></text:p>
      <text:p text:style-name="Código"><text:s text:c="7"/><text:span text:style-name="T11">inicio</text:span></text:p>
      <text:p text:style-name="Código"><text:s text:c="10"/>1: escribir("Escriba la nota de los ejercicios")</text:p>
      <text:p text:style-name="Código"><text:s text:c="10"/>2: escribir("Escriba la nota del examen")</text:p>
      <text:p text:style-name="Código"><text:s text:c="10"/>3: escribir("Escriba la nota de clase")</text:p>
      <text:p text:style-name="Código"><text:s text:c="10"/>4: escribir("Escriba la nota del trabajo obligatorio")</text:p>
      <text:p text:style-name="Código"><text:s text:c="10"/>5: escribir("Escriba la nota de actitud")</text:p>
      <text:p text:style-name="Código"><text:s text:c="7"/><text:span text:style-name="T11">fin</text:span></text:p>
      <text:p text:style-name="Código"><text:s text:c="7"/><text:span text:style-name="T11">leer</text:span> (nota)</text:p>
      <text:p text:style-name="Código"><text:s text:c="7"/><text:span text:style-name="T11">según</text:span> (asig) <text:span text:style-name="T11">hacer</text:span></text:p>
      <text:p text:style-name="Código"><text:s text:c="7"/><text:span text:style-name="T11">inicio</text:span></text:p>
      <text:p text:style-name="Código"><text:s text:c="10"/>1: nota_media = nota_media + (nota * 0.10)</text:p>
      <text:p text:style-name="Código"><text:s text:c="10"/>2: nota_media = nota_media + (nota * 0.30)</text:p>
      <text:p text:style-name="Código"><text:s text:c="10"/>3: nota_media = nota_media + (nota * 0.15)</text:p>
      <text:p text:style-name="Código"><text:s text:c="10"/>4: nota_media = nota_media + (nota * 0.25)</text:p>
      <text:p text:style-name="Código"><text:s text:c="10"/>5: nota_media = nota_media + (nota * 0.20)</text:p>
      <text:p text:style-name="Código"><text:s text:c="7"/><text:span text:style-name="T11">fin</text:span></text:p>
      <text:p text:style-name="P45"><text:s text:c="4"/>fin</text:p>
      <text:p text:style-name="P45"/>
      <text:p text:style-name="P45"><text:s text:c="4"/>devolver<text:span text:style-name="T13">(nota_media)</text:span></text:p>
      <text:p text:style-name="P45">fin</text:p>
      <text:p text:style-name="P45"/>
      <text:p text:style-name="P45"/>
      <text:p text:style-name="P47"><text:span text:style-name="T12">procedimiento </text:span>mostrar_resultado_alum(nota_media es real)</text:p>
      <text:p text:style-name="P46">inicio</text:p>
      <text:p text:style-name="Código"><text:s text:c="4"/><text:span text:style-name="T11">escribir</text:span>(nota_media)</text:p>
      <text:p text:style-name="Código"><text:s text:c="4"/><text:span text:style-name="T11">si</text:span> (nota_media &gt;= 5) <text:span text:style-name="T11">entonces</text:span></text:p>
      <text:p text:style-name="Código"><text:s text:c="7"/><text:span text:style-name="T11">escribir</text:span> ("El alumno/a está APROBADO/A")</text:p>
      <text:p text:style-name="Código"><text:s text:c="4"/><text:span text:style-name="T11">si_no</text:span></text:p>
      <text:p text:style-name="P45"><text:s text:c="7"/>escribir <text:span text:style-name="T13">("El alumno/a está SUSPENSO/A")</text:span></text:p>
      <text:p text:style-name="P46">fi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cm" fo:margin-right="0cm" fo:text-align="justify" style:justify-single-word="false" fo:text-indent="0cm" style:auto-text-indent="false">
        <style:tab-stops>
          <style:tab-stop style:position="7.938cm"/>
          <style:tab-stop style:position="10.16cm"/>
        </style:tab-stops>
      </style:paragraph-properties>
      <style:text-properties style:font-name="Courier New" fo:font-size="9pt" style:font-size-asian="9pt" style:font-name-complex="Courier New" style:font-size-complex="10pt" style:text-scale="9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635cm" fo:margin-right="0cm" fo:margin-top="0.254cm" fo:margin-bottom="0.254cm" fo:text-align="justify" style:justify-single-word="false" fo:text-indent="0cm" style:auto-text-indent="false" fo:keep-with-next="always"/>
      <style:text-properties style:font-name="Arial" fo:font-size="10pt"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default-outline-level="2">
      <style:paragraph-properties fo:margin-left="0.635cm" fo:margin-right="0cm" fo:margin-top="0.254cm" fo:margin-bottom="0.254cm" fo:text-align="justify" style:justify-single-word="false" fo:text-indent="0cm" style:auto-text-indent="false" fo:padding-left="0cm" fo:padding-right="0cm" fo:padding-top="0.035cm" fo:padding-bottom="0cm" fo:border-left="none" fo:border-right="none" fo:border-top="0.018cm solid #000000" fo:border-bottom="none" fo:keep-with-next="always">
        <style:tab-stops>
          <style:tab-stop style:position="7.938cm"/>
          <style:tab-stop style:position="10.16cm"/>
        </style:tab-stops>
      </style:paragraph-properties>
      <style:text-properties style:font-name="Arial" fo:font-size="10pt" fo:font-weight="bold" style:font-size-asian="10pt" style:font-weight-asian="bold" style:font-name-complex="Arial" style:font-size-complex="10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ódigo" style:family="paragraph" style:parent-style-name="Standard">
      <style:paragraph-properties fo:margin-left="1cm" fo:margin-right="1cm" fo:margin-top="0cm" fo:margin-bottom="0cm" fo:text-indent="0cm" style:auto-text-indent="false" fo:padding-left="0.141cm" fo:padding-right="0.141cm" fo:padding-top="0.035cm" fo:padding-bottom="0.035cm" fo:border="0.018cm solid #000000"/>
      <style:text-properties style:font-name="Lucida Console" fo:font-size="9pt" style:font-size-asian="9pt" style:text-scale="90%"/>
    </style:style>
    <style:style style:name="Cuadro_20_de_20_texto" style:display-name="Cuadro de texto" style:family="paragraph" style:parent-style-name="Standard">
      <style:paragraph-properties fo:margin-top="0cm" fo:margin-bottom="0cm" fo:text-align="start" style:justify-single-word="false" fo:orphans="2" fo:widows="2" fo:hyphenation-ladder-count="no-limit"/>
      <style:text-properties fo:color="#000000" fo:font-size="7pt" fo:language="es" fo:country="ES" style:font-name-asian="Times New Roman" style:font-size-asian="7pt" fo:hyphenate="true" fo:hyphenation-remain-char-count="2" fo:hyphenation-push-char-count="2"/>
    </style:style>
    <style:style style:name="Page_20_Number" style:display-name="Page Number" style:family="text" style:parent-style-name="Fuente_20_de_20_párrafo_20_predeter."/>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weight="bold" style:font-weight-asian="bold"/>
    </style:style>
    <style:style style:name="WW8Num3z0" style:family="text">
      <style:text-properties style:font-name="Times New Roman" style:font-name-asian="Times New Roman" style:font-name-complex="Times New Roman"/>
    </style:style>
    <style:style style:name="WW8Num3z1" style:family="text">
      <style:text-properties style:font-name="Symbol"/>
    </style:style>
    <style:style style:name="WW8Num3z2" style:family="text">
      <style:text-properties style:font-name="Wingdings"/>
    </style:style>
    <style:style style:name="WW8Num3z4" style:family="text">
      <style:text-properties style:font-name="Courier New" style:font-name-complex="Courier New"/>
    </style:style>
    <style:style style:name="WW8Num4z0" style:family="text">
      <style:text-properties style:font-name="Times New Roman" style:font-name-asian="Times New Roman" style:font-name-complex="Times New Roman"/>
    </style:style>
    <style:style style:name="WW8Num4z1" style:family="text">
      <style:text-properties style:font-name="Symbol"/>
    </style:style>
    <style:style style:name="WW8Num4z2" style:family="text">
      <style:text-properties style:font-name="Wingdings"/>
    </style:style>
    <style:style style:name="WW8Num4z4" style:family="text">
      <style:text-properties style:font-name="Courier New" style:font-name-complex="Courier New"/>
    </style:style>
    <style:style style:name="WW8Num5z0" style:family="text">
      <style:text-properties style:font-name="Times New Roman" style:font-name-asian="Times New Roman" style:font-name-complex="Times New Roman"/>
    </style:style>
    <style:style style:name="WW8Num5z1" style:family="text">
      <style:text-properties style:font-name="Symbol"/>
    </style:style>
    <style:style style:name="WW8Num5z2" style:family="text">
      <style:text-properties style:font-name="Wingdings"/>
    </style:style>
    <style:style style:name="WW8Num5z4"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bullet text:level="2" text:style-name="WW8Num3z1" style:num-suffix="." text:bullet-char="">
        <style:list-level-properties text:space-before="1.905cm" text:min-label-width="0.635cm"/>
        <style:text-properties style:font-name="Symbol"/>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1" style:num-suffix="." text:bullet-char="">
        <style:list-level-properties text:space-before="4.445cm" text:min-label-width="0.635cm"/>
        <style:text-properties style:font-name="Symbol"/>
      </text:list-level-style-bullet>
      <text:list-level-style-bullet text:level="5" text:style-name="WW8Num3z4"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1" style:num-suffix="." text:bullet-char="">
        <style:list-level-properties text:space-before="8.255cm" text:min-label-width="0.635cm"/>
        <style:text-properties style:font-name="Symbol"/>
      </text:list-level-style-bullet>
      <text:list-level-style-bullet text:level="8" text:style-name="WW8Num3z4"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
        <style:list-level-properties text:space-before="1.905cm" text:min-label-width="0.635cm"/>
        <style:text-properties style:font-name="Symbol"/>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1"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1"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Times New Roman"/>
      </text:list-level-style-bullet>
      <text:list-level-style-bullet text:level="2" text:style-name="WW8Num5z1" style:num-suffix="." text:bullet-char="">
        <style:list-level-properties text:space-before="1.905cm" text:min-label-width="0.635cm"/>
        <style:text-properties style:font-name="Symbol"/>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1"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1"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pm1">
      <style:footer>
        <text:p text:style-name="P1"><draw:frame draw:style-name="fr1" draw:name="Marco1" text:anchor-type="paragraph" svg:y="0.002cm" fo:min-width="0.041cm" draw:z-index="15"><draw:text-box fo:min-height="0.37cm"><text:p text:style-name="Footer"><text:span text:style-name="Page_20_Number"><text:page-number text:select-page="current">1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jercicio de Programación estructurada y modular</dc:title>
    <meta:initial-creator>DEPARTAMENTO DE INFORMATICA</meta:initial-creator>
    <meta:creation-date>2004-10-20T11:56:00</meta:creation-date>
    <dc:date>2008-11-05T13:42:55</dc:date>
    <meta:print-date>2005-10-23T19:40:00</meta:print-date>
    <meta:editing-cycles>104</meta:editing-cycles>
    <meta:editing-duration>PT7H2M33S</meta:editing-duration>
    <meta:user-defined meta:name="Información 1"/>
    <meta:user-defined meta:name="Información 2"/>
    <meta:user-defined meta:name="Información 3"/>
    <meta:user-defined meta:name="Información 4"/>
    <meta:document-statistic meta:table-count="0" meta:image-count="0" meta:object-count="0" meta:page-count="16" meta:paragraph-count="934" meta:word-count="4349" meta:character-count="29879"/>
  </office:meta>
</office:document-meta>
</file>